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2.51mm" table:align="margins"/>
    </style:style>
    <style:style style:name="Table1.A" style:family="table-column">
      <style:table-column-properties style:column-width="50.94mm" style:rel-column-width="40458*"/>
    </style:style>
    <style:style style:name="Table1.B" style:family="table-column">
      <style:table-column-properties style:column-width="31.57mm" style:rel-column-width="25077*"/>
    </style:style>
    <style:style style:name="Table1.A1" style:family="table-cell">
      <style:table-cell-properties fo:padding="0.97mm" fo:border="none"/>
    </style:style>
    <style:style style:name="Table1.B1" style:family="table-cell">
      <style:table-cell-properties style:vertical-align="bottom" fo:padding="0.97mm" fo:border="none"/>
    </style:style>
    <style:style style:name="Table1.A2" style:family="table-cell">
      <style:table-cell-properties style:vertical-align="" fo:padding="0.97mm" fo:border="none"/>
    </style:style>
    <style:style style:name="Table4" style:family="table">
      <style:table-properties style:width="82.02mm" table:align="left"/>
    </style:style>
    <style:style style:name="Table4.A" style:family="table-column">
      <style:table-column-properties style:column-width="24.04mm"/>
    </style:style>
    <style:style style:name="Table4.B" style:family="table-column">
      <style:table-column-properties style:column-width="28.87mm"/>
    </style:style>
    <style:style style:name="Table4.C" style:family="table-column">
      <style:table-column-properties style:column-width="29.1mm"/>
    </style:style>
    <style:style style:name="Table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.C1" style:family="table-cell">
      <style:table-cell-properties fo:padding="0.97mm" fo:border="0.05pt solid #000000"/>
    </style:style>
    <style:style style:name="Table4.A2" style:family="table-cell">
      <style:table-cell-properties fo:padding="0.97mm" fo:border-left="0.05pt solid #000000" fo:border-right="none" fo:border-top="none" fo:border-bottom="0.05pt solid #000000"/>
    </style:style>
    <style:style style:name="Table11" style:family="table">
      <style:table-properties style:width="82.51mm" table:align="margins"/>
    </style:style>
    <style:style style:name="Table11.A" style:family="table-column">
      <style:table-column-properties style:column-width="48.95mm" style:rel-column-width="38875*"/>
    </style:style>
    <style:style style:name="Table11.B" style:family="table-column">
      <style:table-column-properties style:column-width="33.57mm" style:rel-column-width="26660*"/>
    </style:style>
    <style:style style:name="Table1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1.B1" style:family="table-cell">
      <style:table-cell-properties fo:padding="0.97mm" fo:border="0.05pt solid #000000"/>
    </style:style>
    <style:style style:name="Table5" style:family="table">
      <style:table-properties style:width="82.51mm" table:align="margins"/>
    </style:style>
    <style:style style:name="Table5.A" style:family="table-column">
      <style:table-column-properties style:column-width="65.05mm" style:rel-column-width="51665*"/>
    </style:style>
    <style:style style:name="Table5.B" style:family="table-column">
      <style:table-column-properties style:column-width="17.46mm" style:rel-column-width="13870*"/>
    </style:style>
    <style:style style:name="Table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.B1" style:family="table-cell">
      <style:table-cell-properties fo:padding="0.97mm" fo:border="0.05pt solid #000000"/>
    </style:style>
    <style:style style:name="Table5.A2" style:family="table-cell">
      <style:table-cell-properties fo:padding="0.97mm" fo:border-left="0.05pt solid #000000" fo:border-right="none" fo:border-top="none" fo:border-bottom="0.05pt solid #000000"/>
    </style:style>
    <style:style style:name="Table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3" style:family="table">
      <style:table-properties style:width="82.51mm" table:align="margins"/>
    </style:style>
    <style:style style:name="Table13.A" style:family="table-column">
      <style:table-column-properties style:column-width="82.5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2.59mm" fo:margin-left="0mm" table:align="left"/>
    </style:style>
    <style:style style:name="Table10.A" style:family="table-column">
      <style:table-column-properties style:column-width="58.21mm"/>
    </style:style>
    <style:style style:name="Table10.B" style:family="table-column">
      <style:table-column-properties style:column-width="24.38mm"/>
    </style:style>
    <style:style style:name="Table10.A1" style:family="table-cell">
      <style:table-cell-properties fo:padding="0.97mm" fo:border="none"/>
    </style:style>
    <style:style style:name="Table10.B1" style:family="table-cell">
      <style:table-cell-properties style:vertical-align="" fo:padding="0.97mm" fo:border-left="0.05pt solid #000000" fo:border-right="none" fo:border-top="none" fo:border-bottom="0.05pt solid #000000"/>
    </style:style>
    <style:style style:name="Table10.2" style:family="table-row">
      <style:table-row-properties style:min-row-height="5.82mm"/>
    </style:style>
    <style:style style:name="Table10.A2" style:family="table-cell">
      <style:table-cell-properties fo:padding="0.97mm" fo:border-left="none" fo:border-right="none" fo:border-top="0.05pt solid #000000" fo:border-bottom="0.05pt solid #000000"/>
    </style:style>
    <style:style style:name="Table10.3" style:family="table-row">
      <style:table-row-properties style:min-row-height="2.47mm"/>
    </style:style>
    <style:style style:name="Table10.A3" style:family="table-cell">
      <style:table-cell-properties fo:padding="0.97mm" fo:border-left="none" fo:border-right="none" fo:border-top="0.05pt solid #000000" fo:border-bottom="0.05pt solid #000000"/>
    </style:style>
    <style:style style:name="Table10.B3" style:family="table-cell">
      <style:table-cell-properties fo:padding="0.97mm" fo:border-left="0.05pt solid #000000" fo:border-right="none" fo:border-top="none" fo:border-bottom="none"/>
    </style:style>
    <style:style style:name="Table10.B4" style:family="table-cell">
      <style:table-cell-properties fo:padding="0.97mm" fo:border-left="0.05pt solid #000000" fo:border-right="none" fo:border-top="none" fo:border-bottom="none"/>
    </style:style>
    <style:style style:name="Table16" style:family="table">
      <style:table-properties style:width="82.51mm" table:align="margins"/>
    </style:style>
    <style:style style:name="Table16.A" style:family="table-column">
      <style:table-column-properties style:column-width="82.51mm" style:rel-column-width="65535*"/>
    </style:style>
    <style:style style:name="Table16.A1" style:family="table-cell">
      <style:table-cell-properties fo:padding="0.97mm" fo:border="0.05pt solid #000000"/>
    </style:style>
    <style:style style:name="Table16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4" style:family="table">
      <style:table-properties style:width="82.51mm" table:align="margins"/>
    </style:style>
    <style:style style:name="Table14.A" style:family="table-column">
      <style:table-column-properties style:column-width="82.51mm" style:rel-column-width="65535*"/>
    </style:style>
    <style:style style:name="Table14.A1" style:family="table-cell">
      <style:table-cell-properties fo:padding="0.97mm" fo:border="none"/>
    </style:style>
    <style:style style:name="Table14.A2" style:family="table-cell">
      <style:table-cell-properties fo:padding="0.97mm" fo:border-left="none" fo:border-right="none" fo:border-top="0.05pt solid #000000" fo:border-bottom="none"/>
    </style:style>
    <style:style style:name="Table14.A3" style:family="table-cell">
      <style:table-cell-properties fo:padding="0.97mm" fo:border-left="none" fo:border-right="none" fo:border-top="0.05pt solid #000000" fo:border-bottom="0.05pt solid #000000"/>
    </style:style>
    <style:style style:name="Table6" style:family="table">
      <style:table-properties style:width="82.43mm" table:align="left"/>
    </style:style>
    <style:style style:name="Table6.A" style:family="table-column">
      <style:table-column-properties style:column-width="63.82mm"/>
    </style:style>
    <style:style style:name="Table6.B" style:family="table-column">
      <style:table-column-properties style:column-width="18.61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2.51mm" table:align="margins"/>
    </style:style>
    <style:style style:name="Table18.A" style:family="table-column">
      <style:table-column-properties style:column-width="82.51mm" style:rel-column-width="65535*"/>
    </style:style>
    <style:style style:name="Table18.A1" style:family="table-cell">
      <style:table-cell-properties fo:padding="0.97mm" fo:border="0.05pt solid #000000"/>
    </style:style>
    <style:style style:name="Table17" style:family="table">
      <style:table-properties style:width="82.51mm" table:align="margins"/>
    </style:style>
    <style:style style:name="Table17.A" style:family="table-column">
      <style:table-column-properties style:column-width="82.51mm" style:rel-column-width="65535*"/>
    </style:style>
    <style:style style:name="Table17.A1" style:family="table-cell">
      <style:table-cell-properties fo:padding="0.97mm" fo:border="0.05pt solid #000000"/>
    </style:style>
    <style:style style:name="Table2" style:family="table">
      <style:table-properties style:width="82.51mm" table:align="margins"/>
    </style:style>
    <style:style style:name="Table2.A" style:family="table-column">
      <style:table-column-properties style:column-width="65.05mm" style:rel-column-width="51665*"/>
    </style:style>
    <style:style style:name="Table2.B" style:family="table-column">
      <style:table-column-properties style:column-width="17.46mm" style:rel-column-width="13870*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2.51mm" table:align="margins"/>
    </style:style>
    <style:style style:name="Table3.A" style:family="table-column">
      <style:table-column-properties style:column-width="65.05mm" style:rel-column-width="51665*"/>
    </style:style>
    <style:style style:name="Table3.B" style:family="table-column">
      <style:table-column-properties style:column-width="17.46mm" style:rel-column-width="13870*"/>
    </style:style>
    <style:style style:name="Table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.B1" style:family="table-cell">
      <style:table-cell-properties fo:padding="0.97mm" fo:border="0.05pt solid #000000"/>
    </style:style>
    <style:style style:name="Table3.A2" style:family="table-cell">
      <style:table-cell-properties fo:padding="0.97mm" fo:border-left="0.05pt solid #000000" fo:border-right="none" fo:border-top="none" fo:border-bottom="0.05pt solid #000000"/>
    </style:style>
    <style:style style:name="Table3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5" style:family="table">
      <style:table-properties style:width="82.59mm" fo:margin-left="0mm" table:align="left"/>
    </style:style>
    <style:style style:name="Table15.A" style:family="table-column">
      <style:table-column-properties style:column-width="46.67mm"/>
    </style:style>
    <style:style style:name="Table15.B" style:family="table-column">
      <style:table-column-properties style:column-width="35.91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B1" style:family="table-cell">
      <style:table-cell-properties fo:padding="0.97mm" fo:border="0.05pt solid #000000"/>
    </style:style>
    <style:style style:name="Table19" style:family="table">
      <style:table-properties style:width="82.59mm" fo:margin-left="0mm" table:align="left"/>
    </style:style>
    <style:style style:name="Table19.A" style:family="table-column">
      <style:table-column-properties style:column-width="36.48mm"/>
    </style:style>
    <style:style style:name="Table19.B" style:family="table-column">
      <style:table-column-properties style:column-width="46.11mm"/>
    </style:style>
    <style:style style:name="Table1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9.B1" style:family="table-cell">
      <style:table-cell-properties fo:padding="0.97mm" fo:border="0.05pt solid #000000"/>
    </style:style>
    <style:style style:name="Table8" style:family="table">
      <style:table-properties style:width="82.51mm" table:align="margins"/>
    </style:style>
    <style:style style:name="Table8.A" style:family="table-column">
      <style:table-column-properties style:column-width="65.05mm" style:rel-column-width="51665*"/>
    </style:style>
    <style:style style:name="Table8.B" style:family="table-column">
      <style:table-column-properties style:column-width="17.46mm" style:rel-column-width="13870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none" fo:border-top="none" fo:border-bottom="0.05pt solid #000000"/>
    </style:style>
    <style:style style:name="Table8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2.51mm" table:align="margins"/>
    </style:style>
    <style:style style:name="Table9.A" style:family="table-column">
      <style:table-column-properties style:column-width="65.05mm" style:rel-column-width="51665*"/>
    </style:style>
    <style:style style:name="Table9.B" style:family="table-column">
      <style:table-column-properties style:column-width="17.46mm" style:rel-column-width="13870*"/>
    </style:style>
    <style:style style:name="Table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9.B1" style:family="table-cell">
      <style:table-cell-properties fo:padding="0.97mm" fo:border="0.05pt solid #000000"/>
    </style:style>
    <style:style style:name="Table9.A2" style:family="table-cell">
      <style:table-cell-properties fo:padding="0.97mm" fo:border-left="0.05pt solid #000000" fo:border-right="none" fo:border-top="none" fo:border-bottom="0.05pt solid #000000"/>
    </style:style>
    <style:style style:name="Table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2.51mm" table:align="margins"/>
    </style:style>
    <style:style style:name="Table7.A" style:family="table-column">
      <style:table-column-properties style:column-width="65.05mm" style:rel-column-width="51665*"/>
    </style:style>
    <style:style style:name="Table7.B" style:family="table-column">
      <style:table-column-properties style:column-width="17.46mm" style:rel-column-width="13870*"/>
    </style:style>
    <style:style style:name="Table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7.B1" style:family="table-cell">
      <style:table-cell-properties fo:padding="0.97mm" fo:border="0.05pt solid #000000"/>
    </style:style>
    <style:style style:name="Table7.2" style:family="table-row">
      <style:table-row-properties style:min-row-height="10.99mm"/>
    </style:style>
    <style:style style:name="Table7.A2" style:family="table-cell">
      <style:table-cell-properties fo:padding="0.97mm" fo:border-left="0.05pt solid #000000" fo:border-right="none" fo:border-top="none" fo:border-bottom="0.05pt solid #000000"/>
    </style:style>
    <style:style style:name="Table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2.51mm" table:align="margins"/>
    </style:style>
    <style:style style:name="Table20.A" style:family="table-column">
      <style:table-column-properties style:column-width="82.51mm" style:rel-column-width="65535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1" style:family="table">
      <style:table-properties style:width="82.51mm" table:align="margins"/>
    </style:style>
    <style:style style:name="Table21.A" style:family="table-column">
      <style:table-column-properties style:column-width="82.51mm" style:rel-column-width="65535*"/>
    </style:style>
    <style:style style:name="Table21.A1" style:family="table-cell">
      <style:table-cell-properties fo:padding="0.97mm" fo:border="0.05pt solid #000000"/>
    </style:style>
    <style:style style:name="Table12" style:family="table">
      <style:table-properties style:width="82.51mm" table:align="margins"/>
    </style:style>
    <style:style style:name="Table12.A" style:family="table-column">
      <style:table-column-properties style:column-width="22.93mm" style:rel-column-width="18211*"/>
    </style:style>
    <style:style style:name="Table12.B" style:family="table-column">
      <style:table-column-properties style:column-width="59.58mm" style:rel-column-width="47324*"/>
    </style:style>
    <style:style style:name="Table1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2.B1" style:family="table-cell">
      <style:table-cell-properties fo:padding="0.97mm" fo:border="0.05pt solid #000000"/>
    </style:style>
    <style:style style:name="Table27" style:family="table">
      <style:table-properties style:width="82.44mm" table:align="left"/>
    </style:style>
    <style:style style:name="Table27.A" style:family="table-column">
      <style:table-column-properties style:column-width="53.43mm"/>
    </style:style>
    <style:style style:name="Table27.B" style:family="table-column">
      <style:table-column-properties style:column-width="29.02mm"/>
    </style:style>
    <style:style style:name="Table2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fo:padding="0.97mm" fo:border="0.05pt solid #000000"/>
    </style:style>
    <style:style style:name="Table27.A2" style:family="table-cell">
      <style:table-cell-properties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2" style:family="table">
      <style:table-properties style:width="82.51mm" table:align="margins"/>
    </style:style>
    <style:style style:name="Table22.A" style:family="table-column">
      <style:table-column-properties style:column-width="82.51mm" style:rel-column-width="65535*"/>
    </style:style>
    <style:style style:name="Table22.A1" style:family="table-cell">
      <style:table-cell-properties fo:padding="0.97mm" fo:border="0.05pt solid #000000"/>
    </style:style>
    <style:style style:name="Table26" style:family="table">
      <style:table-properties style:width="82.51mm" table:align="margins"/>
    </style:style>
    <style:style style:name="Table26.A" style:family="table-column">
      <style:table-column-properties style:column-width="82.51mm" style:rel-column-width="65535*"/>
    </style:style>
    <style:style style:name="Table26.A1" style:family="table-cell">
      <style:table-cell-properties fo:padding="0.97mm" fo:border="0.05pt solid #000000"/>
    </style:style>
    <style:style style:name="Table23" style:family="table">
      <style:table-properties style:width="82.51mm" table:align="margins"/>
    </style:style>
    <style:style style:name="Table23.A" style:family="table-column">
      <style:table-column-properties style:column-width="82.51mm" style:rel-column-width="65535*"/>
    </style:style>
    <style:style style:name="Table23.A1" style:family="table-cell">
      <style:table-cell-properties fo:padding="0.97mm" fo:border="0.05pt solid #000000"/>
    </style:style>
    <style:style style:name="Table2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4" style:family="table">
      <style:table-properties style:width="82.51mm" table:align="margins"/>
    </style:style>
    <style:style style:name="Table24.A" style:family="table-column">
      <style:table-column-properties style:column-width="82.51mm" style:rel-column-width="65535*"/>
    </style:style>
    <style:style style:name="Table24.A1" style:family="table-cell">
      <style:table-cell-properties fo:padding="0.97mm" fo:border="0.05pt solid #000000"/>
    </style:style>
    <style:style style:name="Table25" style:family="table">
      <style:table-properties style:width="62.34mm" table:align="left"/>
    </style:style>
    <style:style style:name="Table25.A" style:family="table-column">
      <style:table-column-properties style:column-width="21.96mm"/>
    </style:style>
    <style:style style:name="Table25.B" style:family="table-column">
      <style:table-column-properties style:column-width="40.38mm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25.A2" style:family="table-cell">
      <style:table-cell-properties fo:padding="0.97mm" fo:border-left="0.05pt solid #000000" fo:border-right="none" fo:border-top="none" fo:border-bottom="0.05pt solid #000000"/>
    </style:style>
    <style:style style:name="Table25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Text_20_body">
      <style:text-properties officeooo:paragraph-rsid="02aa729c"/>
    </style:style>
    <style:style style:name="P3" style:family="paragraph" style:parent-style-name="Text_20_body">
      <style:paragraph-properties fo:text-align="start" style:justify-single-word="false"/>
      <style:text-properties officeooo:rsid="02bd5188" officeooo:paragraph-rsid="02bd5188"/>
    </style:style>
    <style:style style:name="P4" style:family="paragraph" style:parent-style-name="Text_20_body">
      <style:text-properties officeooo:paragraph-rsid="02c51d3e"/>
    </style:style>
    <style:style style:name="P5" style:family="paragraph" style:parent-style-name="Text_20_body">
      <style:text-properties officeooo:rsid="02c7a57e" officeooo:paragraph-rsid="02c7a57e"/>
    </style:style>
    <style:style style:name="P6" style:family="paragraph" style:parent-style-name="Text_20_body">
      <style:text-properties officeooo:paragraph-rsid="02d0a576"/>
    </style:style>
    <style:style style:name="P7" style:family="paragraph" style:parent-style-name="Text_20_body">
      <style:text-properties fo:font-weight="normal" officeooo:rsid="02c7a57e" officeooo:paragraph-rsid="02c929c9" style:font-weight-asian="normal" style:font-weight-complex="normal"/>
    </style:style>
    <style:style style:name="P8" style:family="paragraph" style:parent-style-name="Text_20_body">
      <style:paragraph-properties fo:text-align="center" style:justify-single-word="false"/>
      <style:text-properties officeooo:rsid="02990fad" officeooo:paragraph-rsid="02d5ef6c"/>
    </style:style>
    <style:style style:name="P9" style:family="paragraph" style:parent-style-name="Text_20_body">
      <style:text-properties officeooo:rsid="02d9ee72" officeooo:paragraph-rsid="02d9ee72"/>
    </style:style>
    <style:style style:name="P10" style:family="paragraph" style:parent-style-name="Text_20_body">
      <style:text-properties officeooo:paragraph-rsid="02e44660"/>
    </style:style>
    <style:style style:name="P11" style:family="paragraph" style:parent-style-name="Text_20_body">
      <style:text-properties officeooo:paragraph-rsid="02f67386"/>
    </style:style>
    <style:style style:name="P12" style:family="paragraph" style:parent-style-name="Preformatted_20_Text">
      <style:text-properties style:font-name="Liberation Mono" fo:font-size="10pt" officeooo:paragraph-rsid="028f9a49" style:font-name-asian="NSimSun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paragraph-rsid="02f67386" style:font-name-asian="NSimSun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31a16c8" officeooo:paragraph-rsid="031a16c8" style:font-name-asian="NSimSun" style:font-size-asian="10pt" style:font-name-complex="Liberation Mono" style:font-size-complex="10pt"/>
    </style:style>
    <style:style style:name="P15" style:family="paragraph" style:parent-style-name="Preformatted_20_Text">
      <style:text-properties officeooo:paragraph-rsid="028f9a49"/>
    </style:style>
    <style:style style:name="P16" style:family="paragraph" style:parent-style-name="Preformatted_20_Text">
      <style:text-properties officeooo:rsid="02a75a69" officeooo:paragraph-rsid="02a7b12a"/>
    </style:style>
    <style:style style:name="P17" style:family="paragraph" style:parent-style-name="Preformatted_20_Text">
      <style:text-properties officeooo:rsid="02a75a69" officeooo:paragraph-rsid="02aa729c"/>
    </style:style>
    <style:style style:name="P18" style:family="paragraph" style:parent-style-name="Preformatted_20_Text">
      <style:text-properties officeooo:rsid="02a75a69" officeooo:paragraph-rsid="02ad2afd"/>
    </style:style>
    <style:style style:name="P19" style:family="paragraph" style:parent-style-name="Preformatted_20_Text">
      <style:text-properties officeooo:rsid="02a75a69" officeooo:paragraph-rsid="02b1f2fe"/>
    </style:style>
    <style:style style:name="P20" style:family="paragraph" style:parent-style-name="Preformatted_20_Text">
      <style:text-properties officeooo:rsid="02a75a69" officeooo:paragraph-rsid="02e44660"/>
    </style:style>
    <style:style style:name="P21" style:family="paragraph" style:parent-style-name="Preformatted_20_Text">
      <style:text-properties officeooo:rsid="02a75a69" officeooo:paragraph-rsid="02f67386"/>
    </style:style>
    <style:style style:name="P22" style:family="paragraph" style:parent-style-name="Preformatted_20_Text">
      <style:text-properties officeooo:paragraph-rsid="02a7b12a"/>
    </style:style>
    <style:style style:name="P23" style:family="paragraph" style:parent-style-name="Preformatted_20_Text">
      <style:text-properties fo:font-weight="bold" style:font-weight-asian="bold" style:font-weight-complex="bold"/>
    </style:style>
    <style:style style:name="P24" style:family="paragraph" style:parent-style-name="Preformatted_20_Text">
      <style:text-properties fo:font-weight="bold" officeooo:paragraph-rsid="02a7b12a" style:font-weight-asian="bold" style:font-weight-complex="bold"/>
    </style:style>
    <style:style style:name="P25" style:family="paragraph" style:parent-style-name="Preformatted_20_Text">
      <style:text-properties officeooo:paragraph-rsid="02a9abd0"/>
    </style:style>
    <style:style style:name="P26" style:family="paragraph" style:parent-style-name="Preformatted_20_Text">
      <style:text-properties officeooo:paragraph-rsid="02ad2afd"/>
    </style:style>
    <style:style style:name="P27" style:family="paragraph" style:parent-style-name="Preformatted_20_Text">
      <style:text-properties officeooo:paragraph-rsid="02afffc4"/>
    </style:style>
    <style:style style:name="P28" style:family="paragraph" style:parent-style-name="Preformatted_20_Text">
      <style:text-properties officeooo:paragraph-rsid="02b1f2fe"/>
    </style:style>
    <style:style style:name="P29" style:family="paragraph" style:parent-style-name="Preformatted_20_Text">
      <style:text-properties officeooo:paragraph-rsid="02c51d3e"/>
    </style:style>
    <style:style style:name="P30" style:family="paragraph" style:parent-style-name="Preformatted_20_Text">
      <style:text-properties officeooo:paragraph-rsid="02c7a57e"/>
    </style:style>
    <style:style style:name="P31" style:family="paragraph" style:parent-style-name="Preformatted_20_Text">
      <style:paragraph-properties fo:text-align="start" style:justify-single-word="false"/>
      <style:text-properties officeooo:paragraph-rsid="02ce6d85"/>
    </style:style>
    <style:style style:name="P32" style:family="paragraph" style:parent-style-name="Preformatted_20_Text">
      <style:text-properties officeooo:paragraph-rsid="02d4efd5"/>
    </style:style>
    <style:style style:name="P33" style:family="paragraph" style:parent-style-name="Preformatted_20_Text">
      <style:text-properties officeooo:paragraph-rsid="02dc5a22"/>
    </style:style>
    <style:style style:name="P34" style:family="paragraph" style:parent-style-name="Preformatted_20_Text">
      <style:text-properties officeooo:paragraph-rsid="02dcdc6c"/>
    </style:style>
    <style:style style:name="P35" style:family="paragraph" style:parent-style-name="Preformatted_20_Text">
      <style:text-properties officeooo:paragraph-rsid="02e44660"/>
    </style:style>
    <style:style style:name="P36" style:family="paragraph" style:parent-style-name="Preformatted_20_Text">
      <style:paragraph-properties fo:text-align="end" style:justify-single-word="false"/>
    </style:style>
    <style:style style:name="P37" style:family="paragraph" style:parent-style-name="Preformatted_20_Text">
      <style:paragraph-properties fo:text-align="end" style:justify-single-word="false"/>
      <style:text-properties officeooo:paragraph-rsid="02e98129"/>
    </style:style>
    <style:style style:name="P38" style:family="paragraph" style:parent-style-name="Preformatted_20_Text">
      <style:text-properties officeooo:paragraph-rsid="02e98129"/>
    </style:style>
    <style:style style:name="P39" style:family="paragraph" style:parent-style-name="Preformatted_20_Text">
      <style:text-properties officeooo:paragraph-rsid="02eadc1c"/>
    </style:style>
    <style:style style:name="P40" style:family="paragraph" style:parent-style-name="Preformatted_20_Text">
      <style:text-properties officeooo:paragraph-rsid="02f0c1a1"/>
    </style:style>
    <style:style style:name="P41" style:family="paragraph" style:parent-style-name="Preformatted_20_Text">
      <style:text-properties officeooo:paragraph-rsid="02f67386"/>
    </style:style>
    <style:style style:name="P42" style:family="paragraph" style:parent-style-name="Preformatted_20_Text">
      <style:text-properties officeooo:rsid="02a75a69" officeooo:paragraph-rsid="02f67386" style:text-scale="99%"/>
    </style:style>
    <style:style style:name="P43" style:family="paragraph" style:parent-style-name="Preformatted_20_Text">
      <style:text-properties officeooo:paragraph-rsid="02f80eba"/>
    </style:style>
    <style:style style:name="P44" style:family="paragraph" style:parent-style-name="Preformatted_20_Text">
      <style:text-properties officeooo:rsid="02f93290" officeooo:paragraph-rsid="02f93290"/>
    </style:style>
    <style:style style:name="P45" style:family="paragraph" style:parent-style-name="Preformatted_20_Text">
      <style:text-properties officeooo:paragraph-rsid="02f93290"/>
    </style:style>
    <style:style style:name="P46" style:family="paragraph" style:parent-style-name="Preformatted_20_Text">
      <style:text-properties officeooo:rsid="02ff7f82" officeooo:paragraph-rsid="02ff7f82"/>
    </style:style>
    <style:style style:name="P47" style:family="paragraph" style:parent-style-name="Preformatted_20_Text">
      <style:text-properties officeooo:rsid="0300ea59" officeooo:paragraph-rsid="0300ea59"/>
    </style:style>
    <style:style style:name="P48" style:family="paragraph" style:parent-style-name="Preformatted_20_Text">
      <style:text-properties officeooo:paragraph-rsid="0303316b"/>
    </style:style>
    <style:style style:name="P49" style:family="paragraph" style:parent-style-name="Preformatted_20_Text">
      <style:text-properties officeooo:rsid="03180f3f" officeooo:paragraph-rsid="03180f3f"/>
    </style:style>
    <style:style style:name="P50" style:family="paragraph" style:parent-style-name="Preformatted_20_Text">
      <style:text-properties officeooo:rsid="031a16c8" officeooo:paragraph-rsid="031a16c8"/>
    </style:style>
    <style:style style:name="P51" style:family="paragraph" style:parent-style-name="Preformatted_20_Text">
      <style:text-properties officeooo:rsid="031b4181" officeooo:paragraph-rsid="031b4181"/>
    </style:style>
    <style:style style:name="P52" style:family="paragraph" style:parent-style-name="Preformatted_20_Text">
      <style:paragraph-properties fo:text-align="center" style:justify-single-word="false"/>
    </style:style>
    <style:style style:name="P53" style:family="paragraph" style:parent-style-name="Preformatted_20_Text">
      <style:paragraph-properties fo:margin-top="0mm" fo:margin-bottom="4.99mm" loext:contextual-spacing="false"/>
    </style:style>
    <style:style style:name="P54" style:family="paragraph" style:parent-style-name="Preformatted_20_Text">
      <style:paragraph-properties fo:margin-top="0mm" fo:margin-bottom="4.99mm" loext:contextual-spacing="false"/>
      <style:text-properties officeooo:paragraph-rsid="02c7a57e"/>
    </style:style>
    <style:style style:name="P55" style:family="paragraph" style:parent-style-name="Standard">
      <style:text-properties officeooo:paragraph-rsid="02c7597a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text-align="start" style:justify-single-word="false"/>
    </style:style>
    <style:style style:name="P58" style:family="paragraph" style:parent-style-name="Standard">
      <style:text-properties officeooo:paragraph-rsid="02d9ee72"/>
    </style:style>
    <style:style style:name="P59" style:family="paragraph" style:parent-style-name="Standard">
      <style:text-properties officeooo:paragraph-rsid="02e98129"/>
    </style:style>
    <style:style style:name="P60" style:family="paragraph" style:parent-style-name="Standard">
      <style:text-properties officeooo:paragraph-rsid="02eadc1c"/>
    </style:style>
    <style:style style:name="P61" style:family="paragraph" style:parent-style-name="Standard">
      <style:text-properties fo:font-size="10pt"/>
    </style:style>
    <style:style style:name="P62" style:family="paragraph" style:parent-style-name="Standard">
      <style:text-properties fo:font-size="10pt" officeooo:paragraph-rsid="02ecd02a"/>
    </style:style>
    <style:style style:name="P63" style:family="paragraph" style:parent-style-name="Standard">
      <style:text-properties officeooo:rsid="02d9ee72" officeooo:paragraph-rsid="02d9ee72"/>
    </style:style>
    <style:style style:name="P64" style:family="paragraph" style:parent-style-name="Standard">
      <style:text-properties officeooo:paragraph-rsid="02f67386"/>
    </style:style>
    <style:style style:name="P65" style:family="paragraph" style:parent-style-name="Standard">
      <style:text-properties officeooo:paragraph-rsid="029d35c0"/>
    </style:style>
    <style:style style:name="P66" style:family="paragraph" style:parent-style-name="Standard">
      <style:text-properties officeooo:paragraph-rsid="030472bd"/>
    </style:style>
    <style:style style:name="P67" style:family="paragraph" style:parent-style-name="Standard">
      <style:text-properties officeooo:rsid="03180f3f" officeooo:paragraph-rsid="03180f3f"/>
    </style:style>
    <style:style style:name="P68" style:family="paragraph" style:parent-style-name="Standard">
      <style:text-properties officeooo:paragraph-rsid="031b7532"/>
    </style:style>
    <style:style style:name="P69" style:family="paragraph" style:parent-style-name="Title">
      <style:text-properties style:use-window-font-color="true" style:text-outline="false" style:font-name="Liberation Mono" fo:font-size="22pt" fo:text-shadow="none" officeooo:rsid="00189815" officeooo:paragraph-rsid="02859c06" fo:background-color="transparent" style:font-size-asian="22pt" style:language-asian="zxx" style:country-asian="none" style:font-size-complex="22pt" style:language-complex="zxx" style:country-complex="none"/>
    </style:style>
    <style:style style:name="P70" style:family="paragraph" style:parent-style-name="Heading_20_2">
      <style:text-properties officeooo:rsid="02a9abd0" officeooo:paragraph-rsid="02a9abd0"/>
    </style:style>
    <style:style style:name="P71" style:family="paragraph" style:parent-style-name="Heading_20_2">
      <style:text-properties officeooo:paragraph-rsid="02e44660"/>
    </style:style>
    <style:style style:name="P72" style:family="paragraph" style:parent-style-name="Heading_20_2">
      <style:text-properties officeooo:paragraph-rsid="02f67386"/>
    </style:style>
    <style:style style:name="P73" style:family="paragraph" style:parent-style-name="Heading_20_2">
      <style:text-properties officeooo:rsid="02d6ed45" officeooo:paragraph-rsid="02f67386"/>
    </style:style>
    <style:style style:name="P74" style:family="paragraph" style:parent-style-name="Heading_20_2">
      <style:text-properties officeooo:paragraph-rsid="02f49256"/>
    </style:style>
    <style:style style:name="P75" style:family="paragraph" style:parent-style-name="Heading_20_2">
      <style:text-properties officeooo:rsid="02e6bf54"/>
    </style:style>
    <style:style style:name="P76" style:family="paragraph" style:parent-style-name="Heading_20_2">
      <style:paragraph-properties fo:break-before="column"/>
      <style:text-properties officeooo:paragraph-rsid="02eadc1c"/>
    </style:style>
    <style:style style:name="P77" style:family="paragraph" style:parent-style-name="Heading_20_2">
      <style:paragraph-properties fo:break-before="column"/>
      <style:text-properties officeooo:rsid="0288c540" officeooo:paragraph-rsid="0288c540"/>
    </style:style>
    <style:style style:name="P78" style:family="paragraph" style:parent-style-name="Heading_20_2">
      <style:paragraph-properties fo:break-before="column"/>
      <style:text-properties officeooo:paragraph-rsid="02f67386"/>
    </style:style>
    <style:style style:name="P79" style:family="paragraph" style:parent-style-name="Heading_20_1">
      <style:paragraph-properties fo:break-before="column"/>
      <style:text-properties officeooo:rsid="02fde83b" officeooo:paragraph-rsid="02fde83b"/>
    </style:style>
    <style:style style:name="P80" style:family="paragraph" style:parent-style-name="Heading_20_1">
      <style:text-properties officeooo:rsid="02d9ee72" officeooo:paragraph-rsid="02d9ee72"/>
    </style:style>
    <style:style style:name="P81" style:family="paragraph" style:parent-style-name="Standard">
      <style:text-properties fo:font-weight="bold" officeooo:paragraph-rsid="031e304a" style:font-weight-asian="bold" style:font-weight-complex="bold"/>
    </style:style>
    <style:style style:name="P82" style:family="paragraph" style:parent-style-name="Standard">
      <style:text-properties officeooo:paragraph-rsid="031e304a"/>
    </style:style>
    <style:style style:name="P83" style:family="paragraph" style:parent-style-name="Heading_20_2">
      <style:text-properties officeooo:paragraph-rsid="030cdc35"/>
    </style:style>
    <style:style style:name="P84" style:family="paragraph" style:parent-style-name="Heading_20_2">
      <style:text-properties officeooo:rsid="03111d5a" officeooo:paragraph-rsid="03111d5a"/>
    </style:style>
    <style:style style:name="P85" style:family="paragraph" style:parent-style-name="Heading_20_2">
      <style:text-properties officeooo:rsid="03111d5a" officeooo:paragraph-rsid="031e304a"/>
    </style:style>
    <style:style style:name="P86" style:family="paragraph" style:parent-style-name="Heading_20_2">
      <style:paragraph-properties fo:break-before="column"/>
      <style:text-properties officeooo:paragraph-rsid="030cdc35"/>
    </style:style>
    <style:style style:name="P87" style:family="paragraph" style:parent-style-name="Heading_20_3">
      <style:paragraph-properties fo:text-align="center" style:justify-single-word="false"/>
    </style:style>
    <style:style style:name="P88" style:family="paragraph" style:parent-style-name="Heading_20_3">
      <style:paragraph-properties fo:text-align="start" style:justify-single-word="false"/>
    </style:style>
    <style:style style:name="P89" style:family="paragraph" style:parent-style-name="Heading_20_3">
      <style:text-properties officeooo:paragraph-rsid="02c51d3e"/>
    </style:style>
    <style:style style:name="P90" style:family="paragraph" style:parent-style-name="Heading_20_3">
      <style:text-properties officeooo:paragraph-rsid="02eadc1c"/>
    </style:style>
    <style:style style:name="P91" style:family="paragraph" style:parent-style-name="Heading_20_3">
      <style:text-properties officeooo:rsid="030cdc35" officeooo:paragraph-rsid="030cdc35"/>
    </style:style>
    <style:style style:name="P92" style:family="paragraph" style:parent-style-name="Heading_20_3">
      <style:text-properties officeooo:paragraph-rsid="02f67386"/>
    </style:style>
    <style:style style:name="P93" style:family="paragraph" style:parent-style-name="Heading_20_3">
      <style:text-properties officeooo:paragraph-rsid="02c7a57e"/>
    </style:style>
    <style:style style:name="P94" style:family="paragraph" style:parent-style-name="Heading_20_3">
      <style:paragraph-properties fo:break-before="page"/>
    </style:style>
    <style:style style:name="P95" style:family="paragraph" style:parent-style-name="Heading_20_3">
      <style:paragraph-properties fo:break-before="column"/>
      <style:text-properties officeooo:paragraph-rsid="02c7a57e"/>
    </style:style>
    <style:style style:name="P96" style:family="paragraph" style:parent-style-name="Preformatted_20_Text" style:list-style-name="">
      <style:text-properties officeooo:rsid="03111d5a" officeooo:paragraph-rsid="031e304a"/>
    </style:style>
    <style:style style:name="P97" style:family="paragraph" style:parent-style-name="Preformatted_20_Text">
      <style:text-properties officeooo:rsid="03111d5a" officeooo:paragraph-rsid="031e304a"/>
    </style:style>
    <style:style style:name="P98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99" style:family="paragraph" style:parent-style-name="Title" style:master-page-name="First_20_Page">
      <style:paragraph-properties style:page-number="auto"/>
      <style:text-properties style:use-window-font-color="true" style:text-outline="false" style:font-name="Calibri" fo:font-size="178pt" fo:letter-spacing="14.11mm" fo:text-shadow="none" officeooo:rsid="02859c06" officeooo:paragraph-rsid="02859c06" fo:background-color="transparent" style:font-size-asian="250pt" style:language-asian="zxx" style:country-asian="none" style:font-size-complex="250pt" style:language-complex="zxx" style:country-complex="none" style:text-scale="100%"/>
    </style:style>
    <style:style style:name="P100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101" style:family="paragraph" style:parent-style-name="Contents_20_3">
      <style:paragraph-properties>
        <style:tab-stops>
          <style:tab-stop style:position="167.01mm" style:type="right" style:leader-style="dotted" style:leader-text="."/>
        </style:tab-stops>
      </style:paragraph-properties>
    </style:style>
    <style:style style:name="T1" style:family="text">
      <style:text-properties officeooo:rsid="02840d9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2c7597a" style:font-weight-asian="normal" style:font-weight-complex="normal"/>
    </style:style>
    <style:style style:name="T4" style:family="text">
      <style:text-properties style:font-name="Liberation Mono" fo:font-size="8pt" fo:font-weight="normal" style:font-weight-asian="normal" style:font-weight-complex="normal"/>
    </style:style>
    <style:style style:name="T5" style:family="text">
      <style:text-properties style:font-name="Liberation Mono" fo:font-size="8pt" fo:font-weight="normal" officeooo:rsid="00d1b31b" style:font-weight-asian="normal" style:font-weight-complex="normal"/>
    </style:style>
    <style:style style:name="T6" style:family="text">
      <style:text-properties style:font-name="Liberation Mono" fo:font-size="8pt" fo:font-weight="normal" officeooo:rsid="02a2f946" style:font-weight-asian="normal" style:font-weight-complex="normal"/>
    </style:style>
    <style:style style:name="T7" style:family="text">
      <style:text-properties style:font-name="Liberation Mono" fo:font-size="8pt" fo:font-weight="normal" officeooo:rsid="02840d90" style:font-weight-asian="normal" style:font-weight-complex="normal"/>
    </style:style>
    <style:style style:name="T8" style:family="text">
      <style:text-properties style:font-name="Liberation Mono" fo:font-size="8pt" fo:font-weight="normal" officeooo:rsid="010db811" style:font-weight-asian="normal" style:font-weight-complex="normal"/>
    </style:style>
    <style:style style:name="T9" style:family="text">
      <style:text-properties style:font-name="Liberation Mono" fo:font-size="8pt" fo:font-weight="normal" officeooo:rsid="031ca7af" style:font-weight-asian="normal" style:font-weight-complex="normal"/>
    </style:style>
    <style:style style:name="T10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T11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T12" style:family="text">
      <style:text-properties style:font-name="Liberation Mono" fo:font-weight="normal" style:font-weight-asian="normal" style:font-weight-complex="normal"/>
    </style:style>
    <style:style style:name="T1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14" style:family="text">
      <style:text-properties style:font-name="Liberation Mono" fo:font-size="10pt" officeooo:rsid="030472bd" style:font-name-asian="NSimSun" style:font-size-asian="10pt" style:font-name-complex="Liberation Mono" style:font-size-complex="10pt"/>
    </style:style>
    <style:style style:name="T15" style:family="text">
      <style:text-properties fo:font-weight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2a75a69" style:font-weight-asian="bold" style:font-weight-complex="bold"/>
    </style:style>
    <style:style style:name="T18" style:family="text">
      <style:text-properties fo:font-weight="bold" officeooo:rsid="02b7295a" style:font-weight-asian="bold" style:font-weight-complex="bold"/>
    </style:style>
    <style:style style:name="T19" style:family="text">
      <style:text-properties officeooo:rsid="028b64d8"/>
    </style:style>
    <style:style style:name="T20" style:family="text">
      <style:text-properties officeooo:rsid="029d35c0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weight-asian="bold" style:font-weight-complex="bold"/>
    </style:style>
    <style:style style:name="T24" style:family="text">
      <style:text-properties officeooo:rsid="02b1f2fe"/>
    </style:style>
    <style:style style:name="T25" style:family="text">
      <style:text-properties officeooo:rsid="02b7295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="Liberation Serif" fo:font-size="12pt" fo:font-weight="bold" officeooo:rsid="02d5ef6c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style:font-size-asian="10pt" style:font-size-complex="10pt"/>
    </style:style>
    <style:style style:name="T29" style:family="text">
      <style:text-properties style:font-name="Liberation Serif" fo:font-size="12pt" officeooo:rsid="030ea4e9" style:font-size-asian="10pt" style:font-size-complex="10pt"/>
    </style:style>
    <style:style style:name="T30" style:family="text">
      <style:text-properties officeooo:rsid="02d6cdca"/>
    </style:style>
    <style:style style:name="T31" style:family="text">
      <style:text-properties officeooo:rsid="02d9ee72"/>
    </style:style>
    <style:style style:name="T32" style:family="text">
      <style:text-properties officeooo:rsid="02ecd02a"/>
    </style:style>
    <style:style style:name="T33" style:family="text">
      <style:text-properties officeooo:rsid="02f93290"/>
    </style:style>
    <style:style style:name="T34" style:family="text">
      <style:text-properties officeooo:rsid="02fc2a99"/>
    </style:style>
    <style:style style:name="T35" style:family="text">
      <style:text-properties fo:font-size="8pt" officeooo:rsid="02fde83b" style:font-size-asian="10pt" style:font-size-complex="10pt"/>
    </style:style>
    <style:style style:name="T36" style:family="text">
      <style:text-properties officeooo:rsid="030472bd"/>
    </style:style>
    <style:style style:name="T37" style:family="text">
      <style:text-properties officeooo:rsid="030ea4e9"/>
    </style:style>
    <style:style style:name="T38" style:family="text">
      <style:text-properties officeooo:rsid="03111d5a"/>
    </style:style>
    <style:style style:name="T39" style:family="text">
      <style:text-properties officeooo:rsid="031ca7af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text:dont-balance-text-columns="false" style:editable="false">
        <style:columns fo:column-count="2" fo:column-gap="4.97mm">
          <style:column style:rel-width="32767*" fo:start-indent="0mm" fo:end-indent="2.49mm"/>
          <style:column style:rel-width="32768*" fo:start-indent="2.49mm" fo:end-indent="0mm"/>
        </style:columns>
      </style:section-properties>
    </style:style>
    <style:style style:name="Sect3" style:family="section">
      <style:section-properties style:editable="false">
        <style:columns fo:column-count="4" fo:column-gap="0.99mm">
          <style:column style:rel-width="16383*" fo:start-indent="0mm" fo:end-indent="0.49mm"/>
          <style:column style:rel-width="16383*" fo:start-indent="0.49mm" fo:end-indent="0.49mm"/>
          <style:column style:rel-width="16383*" fo:start-indent="0.49mm" fo:end-indent="0.49mm"/>
          <style:column style:rel-width="16386*" fo:start-indent="0.4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99">SQL</text:p>
        <text:p text:style-name="P69">v 0.<text:span text:style-name="T39">1</text:span></text:p>
      </text:section>
      <text:section text:style-name="Sect2" text:name="Section1">
        <text:table-of-content text:style-name="Sect3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98"><text:a xlink:type="simple" xlink:href="#__RefHeading___Toc14230_579920525" text:style-name="Index_20_Link" text:visited-style-name="Index_20_Link">ruby sqlite3<text:tab/>1</text:a></text:p>
            <text:p text:style-name="P100"><text:a xlink:type="simple" xlink:href="#__RefHeading___Toc671_2075352930" text:style-name="Index_20_Link" text:visited-style-name="Index_20_Link">Commands<text:tab/>2</text:a></text:p>
            <text:p text:style-name="P100"><text:a xlink:type="simple" xlink:href="#__RefHeading___Toc673_2075352930" text:style-name="Index_20_Link" text:visited-style-name="Index_20_Link">Parameters<text:tab/>2</text:a></text:p>
            <text:p text:style-name="P100"><text:a xlink:type="simple" xlink:href="#__RefHeading___Toc14110_1937033018" text:style-name="Index_20_Link" text:visited-style-name="Index_20_Link">ALTER TABLE<text:tab/>2</text:a></text:p>
            <text:p text:style-name="P100"><text:a xlink:type="simple" xlink:href="#__RefHeading___Toc14112_1937033018" text:style-name="Index_20_Link" text:visited-style-name="Index_20_Link">Booleans<text:tab/>2</text:a></text:p>
            <text:p text:style-name="P101"><text:a xlink:type="simple" xlink:href="#__RefHeading___Toc951_2075352930" text:style-name="Index_20_Link" text:visited-style-name="Index_20_Link">AND<text:tab/>2</text:a></text:p>
            <text:p text:style-name="P101"><text:a xlink:type="simple" xlink:href="#__RefHeading___Toc953_2075352930" text:style-name="Index_20_Link" text:visited-style-name="Index_20_Link"><text:s/>OR<text:tab/>2</text:a></text:p>
            <text:p text:style-name="P100"><text:a xlink:type="simple" xlink:href="#__RefHeading___Toc14114_1937033018" text:style-name="Index_20_Link" text:visited-style-name="Index_20_Link">AS<text:tab/>2</text:a></text:p>
            <text:p text:style-name="P100"><text:a xlink:type="simple" xlink:href="#__RefHeading___Toc14116_1937033018" text:style-name="Index_20_Link" text:visited-style-name="Index_20_Link">AVG<text:tab/>2</text:a></text:p>
            <text:p text:style-name="P101"><text:a xlink:type="simple" xlink:href="#__RefHeading___Toc14118_1937033018" text:style-name="Index_20_Link" text:visited-style-name="Index_20_Link">BETWEEN<text:tab/>2</text:a></text:p>
            <text:p text:style-name="P100"><text:a xlink:type="simple" xlink:href="#__RefHeading___Toc14120_1937033018" text:style-name="Index_20_Link" text:visited-style-name="Index_20_Link">COUNT<text:tab/>2</text:a></text:p>
            <text:p text:style-name="P100"><text:a xlink:type="simple" xlink:href="#__RefHeading___Toc14122_1937033018" text:style-name="Index_20_Link" text:visited-style-name="Index_20_Link">CREATE TABLE<text:tab/>2</text:a></text:p>
            <text:p text:style-name="P101"><text:a xlink:type="simple" xlink:href="#__RefHeading___Toc1029_244296874" text:style-name="Index_20_Link" text:visited-style-name="Index_20_Link">Primary Key<text:tab/>2</text:a></text:p>
            <text:p text:style-name="P101"><text:a xlink:type="simple" xlink:href="#__RefHeading___Toc1031_244296874" text:style-name="Index_20_Link" text:visited-style-name="Index_20_Link">Foreign Key<text:tab/>2</text:a></text:p>
            <text:p text:style-name="P100"><text:a xlink:type="simple" xlink:href="#__RefHeading___Toc14232_579920525" text:style-name="Index_20_Link" text:visited-style-name="Index_20_Link">DATE<text:tab/>3</text:a></text:p>
            <text:p text:style-name="P100"><text:a xlink:type="simple" xlink:href="#__RefHeading___Toc14124_1937033018" text:style-name="Index_20_Link" text:visited-style-name="Index_20_Link">DELETE<text:tab/>3</text:a></text:p>
            <text:p text:style-name="P100"><text:a xlink:type="simple" xlink:href="#__RefHeading___Toc14395_703006447" text:style-name="Index_20_Link" text:visited-style-name="Index_20_Link">JOIN<text:tab/>3</text:a></text:p>
            <text:p text:style-name="P101"><text:a xlink:type="simple" xlink:href="#__RefHeading___Toc1121_244296874" text:style-name="Index_20_Link" text:visited-style-name="Index_20_Link">Inner Join<text:tab/>3</text:a></text:p>
            <text:p text:style-name="P101"><text:a xlink:type="simple" xlink:href="#__RefHeading___Toc1123_244296874" text:style-name="Index_20_Link" text:visited-style-name="Index_20_Link">Outer Join<text:tab/>3</text:a></text:p>
            <text:p text:style-name="P101"><text:a xlink:type="simple" xlink:href="#__RefHeading___Toc14397_703006447" text:style-name="Index_20_Link" text:visited-style-name="Index_20_Link">BETWEEN<text:tab/>3</text:a></text:p>
            <text:p text:style-name="P100"><text:a xlink:type="simple" xlink:href="#__RefHeading___Toc14130_1937033018" text:style-name="Index_20_Link" text:visited-style-name="Index_20_Link">INSERT<text:tab/>4</text:a></text:p>
            <text:p text:style-name="P100"><text:a xlink:type="simple" xlink:href="#__RefHeading___Toc14300_579920525" text:style-name="Index_20_Link" text:visited-style-name="Index_20_Link">GROUP BY<text:tab/>4</text:a></text:p>
            <text:p text:style-name="P100"><text:a xlink:type="simple" xlink:href="#__RefHeading___Toc14132_1937033018" text:style-name="Index_20_Link" text:visited-style-name="Index_20_Link">LIKE<text:tab/>4</text:a></text:p>
            <text:p text:style-name="P101"><text:a xlink:type="simple" xlink:href="#__RefHeading___Toc787_2075352930" text:style-name="Index_20_Link" text:visited-style-name="Index_20_Link">_ underscore<text:tab/>4</text:a></text:p>
            <text:p text:style-name="P101"><text:a xlink:type="simple" xlink:href="#__RefHeading___Toc789_2075352930" text:style-name="Index_20_Link" text:visited-style-name="Index_20_Link">% percent<text:tab/>4</text:a></text:p>
            <text:p text:style-name="P101"><text:a xlink:type="simple" xlink:href="#__RefHeading___Toc10502_1592907931" text:style-name="Index_20_Link" text:visited-style-name="Index_20_Link">concat<text:tab/>4</text:a></text:p>
            <text:p text:style-name="P100"><text:a xlink:type="simple" xlink:href="#__RefHeading___Toc14134_1937033018" text:style-name="Index_20_Link" text:visited-style-name="Index_20_Link">LIMIT<text:tab/>4</text:a></text:p>
            <text:p text:style-name="P100"><text:a xlink:type="simple" xlink:href="#__RefHeading___Toc14399_703006447" text:style-name="Index_20_Link" text:visited-style-name="Index_20_Link">NULL<text:tab/>4</text:a></text:p>
            <text:p text:style-name="P100"><text:a xlink:type="simple" xlink:href="#__RefHeading___Toc14142_1937033018" text:style-name="Index_20_Link" text:visited-style-name="Index_20_Link">ORDER BY<text:tab/>4</text:a></text:p>
            <text:p text:style-name="P100"><text:a xlink:type="simple" xlink:href="#__RefHeading___Toc14401_703006447" text:style-name="Index_20_Link" text:visited-style-name="Index_20_Link">SELECT<text:tab/>5</text:a></text:p>
            <text:p text:style-name="P101"><text:a xlink:type="simple" xlink:href="#__RefHeading___Toc1125_244296874" text:style-name="Index_20_Link" text:visited-style-name="Index_20_Link">to query multiple tables<text:tab/>5</text:a></text:p>
            <text:p text:style-name="P100"><text:a xlink:type="simple" xlink:href="#__RefHeading___Toc14150_1937033018" text:style-name="Index_20_Link" text:visited-style-name="Index_20_Link">SELECT DISTINCT<text:tab/>5</text:a></text:p>
            <text:p text:style-name="P100"><text:a xlink:type="simple" xlink:href="#__RefHeading___Toc14136_1937033018" text:style-name="Index_20_Link" text:visited-style-name="Index_20_Link">MAX<text:tab/>5</text:a></text:p>
            <text:p text:style-name="P100"><text:a xlink:type="simple" xlink:href="#__RefHeading___Toc14138_1937033018" text:style-name="Index_20_Link" text:visited-style-name="Index_20_Link">MIN<text:tab/>5</text:a></text:p>
            <text:p text:style-name="P100"><text:a xlink:type="simple" xlink:href="#__RefHeading___Toc14146_1937033018" text:style-name="Index_20_Link" text:visited-style-name="Index_20_Link">ROUND<text:tab/>5</text:a></text:p>
            <text:p text:style-name="P100"><text:a xlink:type="simple" xlink:href="#__RefHeading___Toc14152_1937033018" text:style-name="Index_20_Link" text:visited-style-name="Index_20_Link">SUM<text:tab/>5</text:a></text:p>
            <text:p text:style-name="P100"><text:a xlink:type="simple" xlink:href="#__RefHeading___Toc14154_1937033018" text:style-name="Index_20_Link" text:visited-style-name="Index_20_Link">UPDATE<text:tab/>5</text:a></text:p>
            <text:p text:style-name="P100"><text:a xlink:type="simple" xlink:href="#__RefHeading___Toc14156_1937033018" text:style-name="Index_20_Link" text:visited-style-name="Index_20_Link">WHERE<text:tab/>5</text:a></text:p>
            <text:p text:style-name="P101"><text:a xlink:type="simple" xlink:href="#__RefHeading___Toc10504_1592907931" text:style-name="Index_20_Link" text:visited-style-name="Index_20_Link">HAVING<text:tab/>5</text:a></text:p>
            <text:p text:style-name="P100"><text:a xlink:type="simple" xlink:href="#__RefHeading___Toc10506_1592907931" text:style-name="Index_20_Link" text:visited-style-name="Index_20_Link">REPLACE<text:tab/>5</text:a></text:p>
            <text:p text:style-name="P101"><text:a xlink:type="simple" xlink:href="#__RefHeading___Toc1236_1138191989" text:style-name="Index_20_Link" text:visited-style-name="Index_20_Link">IN<text:tab/>6</text:a></text:p>
            <text:p text:style-name="P98"><text:a xlink:type="simple" xlink:href="#__RefHeading___Toc14403_703006447" text:style-name="Index_20_Link" text:visited-style-name="Index_20_Link">inside ruby<text:tab/>6</text:a></text:p>
          </text:index-body>
        </text:table-of-content>
        <text:p text:style-name="Standard"/>
        <text:p text:style-name="P58"><text:span text:style-name="T16">Structured Query Language</text:span> is a special language, often known as a query language, used <text:span text:style-name="T31">to interact with database systems. </text:span></text:p>
        <text:p text:style-name="P63">You can use SQL to create, retrieve, update, and delete data, as well as create and manipulate structures that hold that data. </text:p>
        <text:p text:style-name="P63">Its basic purpose is to support the interaction between a client and a database system.</text:p>
        <text:h text:style-name="P80" text:outline-level="1"><text:bookmark-start text:name="__RefHeading___Toc14230_579920525"/>ruby sqlite3<text:bookmark-end text:name="__RefHeading___Toc14230_579920525"/></text:h>
        <text:p text:style-name="Preformatted_20_Text"><text:span text:style-name="T31">$</text:span> sqlite3 test.db </text:p>
        <text:p text:style-name="P9">where test.db is your chosen database file name. You can then type SQL and press Enter to execute it. To leave the client, you can type .quit on a separate line and press Enter.</text:p>
        <text:p text:style-name="P9"/>
        <text:h text:style-name="P77" text:outline-level="2"><text:bookmark-start text:name="__RefHeading___Toc671_2075352930"/><text:soft-page-break/>Commands<text:bookmark-end text:name="__RefHeading___Toc671_2075352930"/></text:h>
        <text:p text:style-name="P57">Clauses perform specific tasks in SQL. By convention, clauses are written </text:p>
        <text:p text:style-name="P56">IN CAPITAL LETTERS. </text:p>
        <text:p text:style-name="Standard">Clauses can also be referred to as commands </text:p>
        <text:h text:style-name="Heading_20_2" text:outline-level="2"><text:bookmark-start text:name="__RefHeading___Toc673_2075352930"/>Parameters<text:bookmark-end text:name="__RefHeading___Toc673_2075352930"/></text:h>
        <text:p text:style-name="Text_20_body"><text:span text:style-name="T19">are</text:span> a list of columns, data types, or values that are passed to a clause as an argument. </text:p>
        <text:h text:style-name="Heading_20_2" text:outline-level="2"><text:bookmark-start text:name="__RefHeading___Toc14110_1937033018"/>ALTER TABLE<text:bookmark-end text:name="__RefHeading___Toc14110_1937033018"/></text:h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5"><text:span text:style-name="T16">ALTER TABLE</text:span> table_name </text:p>
              <text:p text:style-name="P12"><text:span text:style-name="T16">ADD COLUMN</text:span> datatype;</text:p>
            </table:table-cell>
            <table:table-cell table:style-name="Table1.B1" office:value-type="string">
              <text:p text:style-name="Preformatted_20_Text"><text:s/>lets you add columns to a </text:p>
            </table:table-cell>
          </table:table-row>
          <table:table-row>
            <table:table-cell table:style-name="Table1.A2" table:number-columns-spanned="2" office:value-type="string">
              <text:p text:style-name="P36">table in a database.</text:p>
            </table:table-cell>
            <table:covered-table-cell/>
          </table:table-row>
        </table:table>
        <text:h text:style-name="P70" text:outline-level="2"><text:bookmark-start text:name="__RefHeading___Toc14112_1937033018"/>Booleans<text:bookmark-end text:name="__RefHeading___Toc14112_1937033018"/></text:h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h text:style-name="P87" text:outline-level="3"><text:bookmark-start text:name="__RefHeading___Toc951_2075352930"/>AND<text:bookmark-end text:name="__RefHeading___Toc951_2075352930"/></text:h>
            </table:table-cell>
            <table:table-cell table:style-name="Table4.A1" office:value-type="string">
              <text:h text:style-name="P88" text:outline-level="3"><text:bookmark-start text:name="__RefHeading___Toc953_2075352930"/><text:s text:c="2"/>OR<text:bookmark-end text:name="__RefHeading___Toc953_2075352930"/></text:h>
            </table:table-cell>
            <table:table-cell table:style-name="Table4.C1" table:number-rows-spanned="3" office:value-type="string">
              <text:p text:style-name="P31"><text:span text:style-name="Source_20_Text"/></text:p>
              <text:p text:style-name="P31"><text:span text:style-name="Source_20_Text"/></text:p>
              <text:p text:style-name="P31"><text:span text:style-name="Source_20_Text">SELECT * </text:span></text:p>
              <text:p text:style-name="P31"><text:span text:style-name="Source_20_Text">FROM friends WHERE h&gt; 25 </text:span><text:span text:style-name="Source_20_Text"><text:span text:style-name="T16">AND</text:span></text:span><text:span text:style-name="Source_20_Text"> s='cat';</text:span> </text:p>
            </table:table-cell>
          </table:table-row>
          <table:table-row>
            <table:table-cell table:style-name="Table4.A2" table:number-columns-spanned="2" office:value-type="string">
              <text:p text:style-name="P25"><text:span text:style-name="Source_20_Text">SELECT column_name(s)</text:span></text:p>
              <text:p text:style-name="P25"><text:span text:style-name="Source_20_Text">FROM table_name</text:span></text:p>
              <text:p text:style-name="P25"><text:span text:style-name="Source_20_Text">WHERE column_1 = value_1</text:span></text:p>
            </table:table-cell>
            <table:covered-table-cell/>
            <table:covered-table-cell/>
          </table:table-row>
          <table:table-row>
            <table:table-cell table:style-name="Table4.A2" office:value-type="string">
              <text:p text:style-name="Preformatted_20_Text"><text:span text:style-name="T16">AND</text:span> </text:p>
              <text:p text:style-name="Preformatted_20_Text">column_2 = value_2;</text:p>
            </table:table-cell>
            <table:table-cell table:style-name="Table4.A2" office:value-type="string">
              <text:p text:style-name="Preformatted_20_Text"><text:span text:style-name="T16">OR</text:span> </text:p>
              <text:p text:style-name="Preformatted_20_Text">column_name = value_2;</text:p>
            </table:table-cell>
            <table:covered-table-cell/>
          </table:table-row>
        </table:table>
        <text:h text:style-name="Heading_20_2" text:outline-level="2"><text:bookmark-start text:name="__RefHeading___Toc14114_1937033018"/>AS<text:bookmark-end text:name="__RefHeading___Toc14114_1937033018"/></text:h>
        <table:table table:name="Table11" table:style-name="Table11">
          <table:table-column table:style-name="Table11.A"/>
          <table:table-column table:style-name="Table11.B"/>
          <table:table-row>
            <table:table-cell table:style-name="Table11.A1" office:value-type="string">
              <text:p text:style-name="Preformatted_20_Text">SELECT column_name</text:p>
              <text:p text:style-name="Preformatted_20_Text"><text:s text:c="2"/>AS 'Alias'</text:p>
              <text:p text:style-name="Preformatted_20_Text">FROM table_name;</text:p>
            </table:table-cell>
            <table:table-cell table:style-name="Table11.B1" office:value-type="string">
              <text:p text:style-name="Preformatted_20_Text">albums.name </text:p>
              <text:p text:style-name="Preformatted_20_Text">AS 'Album' </text:p>
            </table:table-cell>
          </table:table-row>
        </table:table>
        <text:p text:style-name="Standard"><text:span text:style-name="Source_20_Text">AS</text:span> is a keyword in SQL that allows you to rename a column or table using an <text:span text:style-name="Emphasis">alias</text:span>.</text:p>
        <text:h text:style-name="Heading_20_2" text:outline-level="2"><text:bookmark-start text:name="__RefHeading___Toc14116_1937033018"/>AVG<text:bookmark-end text:name="__RefHeading___Toc14116_1937033018"/></text:h>
        <text:p text:style-name="Preformatted_20_Text"><text:span text:style-name="Source_20_Text">SELECT </text:span><text:span text:style-name="Source_20_Text"><text:span text:style-name="T16">AVG</text:span></text:span><text:span text:style-name="Source_20_Text">(column_name)</text:span></text:p>
        <text:p text:style-name="P53"><text:span text:style-name="Source_20_Text">FROM table_name;</text:span></text:p>
        <text:p text:style-name="Standard">returns the average value for a numeric column.</text:p>
        <text:h text:style-name="Heading_20_3" text:outline-level="3"><text:bookmark-start text:name="__RefHeading___Toc14118_1937033018"/>BETWEEN<text:bookmark-end text:name="__RefHeading___Toc14118_1937033018"/></text:h>
        <text:p text:style-name="Preformatted_20_Text"><text:span text:style-name="Source_20_Text">SELECT column(s)</text:span></text:p>
        <text:p text:style-name="Preformatted_20_Text"><text:span text:style-name="Source_20_Text">FROM table_name</text:span></text:p>
        <text:p text:style-name="Preformatted_20_Text"><text:span text:style-name="Source_20_Text">WHERE column </text:span><text:span text:style-name="Source_20_Text"><text:span text:style-name="T16">BETWEEN</text:span></text:span><text:span text:style-name="Source_20_Text"> value_1 AND value_2;</text:span></text:p>
        <text:p text:style-name="Text_20_body">The <text:span text:style-name="Source_20_Text"><text:span text:style-name="T23">BETWEEN</text:span></text:span> operator is used to filter the result set within a certain range. The values can be numbers, text or dates.</text:p>
        <text:h text:style-name="Heading_20_2" text:outline-level="2"><text:bookmark-start text:name="__RefHeading___Toc14120_1937033018"/>COUNT<text:bookmark-end text:name="__RefHeading___Toc14120_1937033018"/></text:h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Preformatted_20_Text">SELECT <text:span text:style-name="T16">COUNT</text:span>(column_name)</text:p>
              <text:p text:style-name="Preformatted_20_Text">FROM table_name;</text:p>
            </table:table-cell>
            <table:table-cell table:style-name="Table5.B1" office:value-type="string">
              <text:p text:style-name="P17">sintax</text:p>
            </table:table-cell>
          </table:table-row>
          <table:table-row>
            <table:table-cell table:style-name="Table5.A2" office:value-type="string">
              <text:p text:style-name="P32">SELECT <text:span text:style-name="T16">COUNT</text:span>(*) </text:p>
              <text:p text:style-name="P32">FROM fake_apps;</text:p>
            </table:table-cell>
            <table:table-cell table:style-name="Table5.B2" office:value-type="string">
              <text:p text:style-name="P17">example</text:p>
            </table:table-cell>
          </table:table-row>
        </table:table>
        <text:p text:style-name="P2">takes the name of a column as an argument and counts the number of rows where the column is not <text:span text:style-name="Source_20_Text">NULL</text:span></text:p>
        <text:p text:style-name="Preformatted_20_Text"><text:span text:style-name="T16">SELECT</text:span> price, <text:span text:style-name="T16">COUNT</text:span>(*) <text:span text:style-name="T16">FROM</text:span> fake_apps</text:p>
        <text:p text:style-name="Preformatted_20_Text"><text:span text:style-name="T16">WHERE</text:span> downloads &gt;20000 <text:span text:style-name="T16">GROUP</text:span> <text:span text:style-name="T16">BY</text:span> price;</text:p>
        <text:h text:style-name="Heading_20_2" text:outline-level="2"><text:bookmark-start text:name="__RefHeading___Toc14122_1937033018"/>CREATE TABLE<text:bookmark-end text:name="__RefHeading___Toc14122_1937033018"/></text:h>
        <text:p text:style-name="Preformatted_20_Text"><text:span text:style-name="Source_20_Text">CREATE TABLE table_name (</text:span></text:p>
        <text:p text:style-name="P33"><text:span text:style-name="Source_20_Text"><text:s text:c="2"/>column_1 datatype, </text:span></text:p>
        <text:p text:style-name="P33"><text:span text:style-name="Source_20_Text"><text:s text:c="2"/>column_2 datatype, </text:span></text:p>
        <text:p text:style-name="P33"><text:span text:style-name="Source_20_Text"><text:s text:c="2"/>column_3 datatype);</text:span></text:p>
        <text:p text:style-name="Standard"><text:span text:style-name="Source_20_Text">CREATE TABLE</text:span> creates a new table in the database. It allows you to specify the name of the table and the name of each column.</text:p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34"><text:span text:style-name="Source_20_Text">CREATE TABLE artists</text:span></text:p>
              <text:p text:style-name="P34"><text:span text:style-name="Source_20_Text">(id INTEGER PRIMARY KEY, name TEXT);</text:span></text:p>
            </table:table-cell>
          </table:table-row>
          <table:table-row>
            <table:table-cell table:style-name="Table13.A2" office:value-type="string">
              <text:p text:style-name="Preformatted_20_Text">CREATE TABLE people (</text:p>
              <text:p text:style-name="Preformatted_20_Text"><text:s text:c="2"/>id <text:s text:c="4"/>integer primary key,</text:p>
              <text:p text:style-name="Preformatted_20_Text"><text:s text:c="2"/>name <text:s text:c="2"/>varchar(50),</text:p>
              <text:p text:style-name="Preformatted_20_Text"><text:s text:c="2"/>job <text:s text:c="3"/>varchar(50),</text:p>
              <text:p text:style-name="Preformatted_20_Text"><text:s text:c="2"/>gender varchar(6),</text:p>
              <text:p text:style-name="Preformatted_20_Text"><text:s text:c="2"/>age <text:s text:c="3"/>integer);</text:p>
            </table:table-cell>
          </table:table-row>
        </table:table>
        <text:h text:style-name="Heading_20_3" text:outline-level="3"><text:bookmark-start text:name="__RefHeading___Toc1029_244296874"/>Primary Key<text:bookmark-end text:name="__RefHeading___Toc1029_244296874"/></text:h>
        <table:table table:name="Table10" table:style-name="Table10">
          <table:table-column table:style-name="Table10.A"/>
          <table:table-column table:style-name="Table10.B"/>
          <table:table-row>
            <table:table-cell table:style-name="Table10.A1" office:value-type="string">
              <text:p text:style-name="Standard"><text:span text:style-name="T25">is</text:span> a <text:span text:style-name="T18">unique identifier</text:span><text:span text:style-name="T25"> for each row or record in a given table</text:span></text:p>
            </table:table-cell>
            <table:table-cell table:style-name="Table10.B1" table:number-rows-spanned="2" office:value-type="string">
              <text:p text:style-name="Standard">is literally </text:p>
              <text:p text:style-name="Standard">an <text:span text:style-name="T16">id value</text:span></text:p>
              <text:p text:style-name="Standard">for a record</text:p>
            </table:table-cell>
          </table:table-row>
          <table:table-row table:style-name="Table10.2">
            <table:table-cell table:style-name="Table10.A3" table:number-rows-spanned="2" office:value-type="string">
              <text:p text:style-name="Standard">A table <text:span text:style-name="T16">can not have more than one</text:span> PRIMARY KEY column.</text:p>
            </table:table-cell>
            <table:covered-table-cell/>
          </table:table-row>
          <table:table-row table:style-name="Table10.3">
            <table:covered-table-cell/>
            <table:table-cell table:style-name="Table10.B4" table:number-rows-spanned="2" office:value-type="string">
              <text:p text:style-name="Standard">each value in this column is <text:span text:style-name="T16">unique</text:span> </text:p>
            </table:table-cell>
          </table:table-row>
          <table:table-row>
            <table:table-cell table:style-name="Table10.A1" office:value-type="string">
              <text:p text:style-name="Standard"><text:span text:style-name="T16">None</text:span> of the values in this column are <text:span text:style-name="T16">NULL</text:span></text:p>
            </table:table-cell>
            <table:covered-table-cell/>
          </table:table-row>
        </table:table>
        <text:h text:style-name="Heading_20_3" text:outline-level="3"><text:bookmark-start text:name="__RefHeading___Toc1031_244296874"/>Foreign Key<text:bookmark-end text:name="__RefHeading___Toc1031_244296874"/></text:h>
        <text:p text:style-name="P3">is a column that contains the primary key of another table in the database. </text:p>
        <text:p text:style-name="P3">We use foreign keys and primary keys to connect rows in two different tables. </text:p>
        <text:p text:style-name="P3">One table's foreign key holds the value of another table's primary key. Unlike primary keys, foreign keys <text:span text:style-name="T16">do not need to be unique and can be </text:span><text:span text:style-name="Source_20_Text"><text:span text:style-name="T16">NULL</text:span></text:span><text:span text:style-name="T16">. </text:span></text:p>
        <text:h text:style-name="Heading_20_2" text:outline-level="2"><text:bookmark-start text:name="__RefHeading___Toc14232_579920525"/><text:soft-page-break/>DATE<text:bookmark-end text:name="__RefHeading___Toc14232_579920525"/></text:h>
        <text:p text:style-name="Preformatted_20_Text">SELECT * FROM celebs_born</text:p>
        <text:p text:style-name="Preformatted_20_Text">WHERE birthdate &gt; '1980-01-31';</text:p>
        <text:h text:style-name="Heading_20_2" text:outline-level="2"><text:bookmark-start text:name="__RefHeading___Toc14124_1937033018"/>DELETE<text:bookmark-end text:name="__RefHeading___Toc14124_1937033018"/></text:h>
        <table:table table:name="Table16" table:style-name="Table16">
          <table:table-column table:style-name="Table16.A"/>
          <table:table-row>
            <table:table-cell table:style-name="Table16.A1" office:value-type="string">
              <text:p text:style-name="P40"><text:span text:style-name="Source_20_Text"><text:span text:style-name="T16">DELETE</text:span></text:span><text:span text:style-name="Source_20_Text"> FROM table_name WHERE some_column = some_value;</text:span></text:p>
              <text:p text:style-name="Standard"><text:span text:style-name="Source_20_Text"><text:span text:style-name="T16">DELETE</text:span></text:span> statements are used to remove rows</text:p>
            </table:table-cell>
          </table:table-row>
          <table:table-row>
            <table:table-cell table:style-name="Table16.A2" office:value-type="string">
              <text:p text:style-name="P40"><text:span text:style-name="T16">DROP TABLE</text:span> table_name; <text:s text:c="3"/></text:p>
              <text:p text:style-name="Preformatted_20_Text">deletes the whole table</text:p>
            </table:table-cell>
          </table:table-row>
        </table:table>
        <text:h text:style-name="P75" text:outline-level="2"><text:bookmark-start text:name="__RefHeading___Toc14395_703006447"/>JOIN<text:bookmark-end text:name="__RefHeading___Toc14395_703006447"/></text:h>
        <text:h text:style-name="P89" text:outline-level="3"><text:bookmark-start text:name="__RefHeading___Toc1121_244296874"/>Inner Join<text:bookmark-end text:name="__RefHeading___Toc1121_244296874"/></text:h>
        <text:p text:style-name="P29"><text:span text:style-name="Source_20_Text">SELECT col_name(s) FROM table_1</text:span></text:p>
        <text:p text:style-name="P29"><text:span text:style-name="Source_20_Text"><text:span text:style-name="T16">JOIN</text:span></text:span><text:span text:style-name="Source_20_Text"> </text:span><text:span text:style-name="Source_20_Text"><text:span text:style-name="T26">table_2 </text:span></text:span><text:span text:style-name="Source_20_Text"><text:span text:style-name="T16">ON</text:span></text:span><text:span text:style-name="Source_20_Text"> </text:span></text:p>
        <text:p text:style-name="P29"><text:span text:style-name="Source_20_Text">table_1.col_name = table_2.col_name;</text:span></text:p>
        <text:p text:style-name="P4">An inner join will combine rows from different tables if the <text:span text:style-name="Emphasis">join condition</text:span> is true.</text:p>
        <text:p text:style-name="P29">SELECT * FROM <text:s/>albums</text:p>
        <text:p text:style-name="P29"><text:s text:c="2"/><text:span text:style-name="T16">JOIN</text:span> <text:span text:style-name="T26">artists</text:span> <text:span text:style-name="T16">ON</text:span></text:p>
        <text:p text:style-name="P29"><text:s text:c="4"/><text:span text:style-name="T16">albums.artist_id</text:span> = <text:span text:style-name="T16">artists.id;</text:span></text:p>
        <text:p text:style-name="P55"><text:span text:style-name="T3">the last line is </text:span><text:span text:style-name="T2">the join condition that describes how the two tables are related to each other. Here, SQL uses the foreign key column </text:span><text:span text:style-name="Source_20_Text"><text:span text:style-name="T16">artist_id</text:span></text:span><text:span text:style-name="T2"> in the </text:span><text:span text:style-name="Source_20_Text"><text:span text:style-name="T16">albums</text:span></text:span><text:span text:style-name="T2"> table to match it with exactly one row in the </text:span><text:span text:style-name="Source_20_Text"><text:span text:style-name="T16">artists</text:span></text:span><text:span text:style-name="T2"> table with the same value in the </text:span><text:span text:style-name="Source_20_Text"><text:span text:style-name="T2">id</text:span></text:span><text:span text:style-name="T2"> column. </text:span></text:p>
        <text:p text:style-name="P55"><text:span text:style-name="T2">We know it will only match one row in the </text:span><text:span text:style-name="Source_20_Text"><text:span text:style-name="T16">artists</text:span></text:span><text:span text:style-name="T2"> table because </text:span><text:span text:style-name="Source_20_Text"><text:span text:style-name="T16">id</text:span></text:span><text:span text:style-name="T2"> is the </text:span><text:span text:style-name="Source_20_Text"><text:span text:style-name="T16">PRIMARY KEY</text:span></text:span><text:span text:style-name="T2"> of </text:span><text:span text:style-name="Source_20_Text"><text:span text:style-name="T16">artists</text:span></text:span><text:span text:style-name="T2">. </text:span></text:p>
        <text:h text:style-name="P93" text:outline-level="3"/>
        <text:h text:style-name="P95" text:outline-level="3"><text:bookmark-start text:name="__RefHeading___Toc1123_244296874"/>Outer Join<text:bookmark-end text:name="__RefHeading___Toc1123_244296874"/></text:h>
        <text:p text:style-name="P30"><text:span text:style-name="Source_20_Text">SELECT column_name(s) FROM table_1</text:span></text:p>
        <text:p text:style-name="P30"><text:span text:style-name="Source_20_Text">LEFT JOIN table_2</text:span></text:p>
        <text:p text:style-name="P54"><text:span text:style-name="Source_20_Text">ON table_1.column_name = table_2.column_name;</text:span></text:p>
        <text:p text:style-name="P7">do not require the <text:span text:style-name="T16">join condition</text:span> to be met</text:p>
        <text:p text:style-name="P5"><text:span text:style-name="T2">every row in the </text:span><text:span text:style-name="Emphasis"><text:span text:style-name="T2">left</text:span></text:span><text:span text:style-name="T2"> table is returned in the result set, and if the join condition is not met, then </text:span><text:span text:style-name="Source_20_Text"><text:span text:style-name="T2">NULL</text:span></text:span><text:span text:style-name="T2"> values are used to fill in the columns from the </text:span><text:span text:style-name="Emphasis"><text:span text:style-name="T2">right</text:span></text:span><text:span text:style-name="T2"> table. </text:span></text:p>
        <text:p text:style-name="Preformatted_20_Text">SELECT</text:p>
        <text:p text:style-name="Preformatted_20_Text"><text:s text:c="2"/>albums.name AS 'Album',</text:p>
        <text:p text:style-name="Preformatted_20_Text"><text:s text:c="2"/>albums.year,</text:p>
        <text:p text:style-name="Preformatted_20_Text"><text:s text:c="2"/>artists.name AS 'Artist'</text:p>
        <text:p text:style-name="Preformatted_20_Text">FROM albums</text:p>
        <text:p text:style-name="Preformatted_20_Text">JOIN artists ON</text:p>
        <text:p text:style-name="Preformatted_20_Text"><text:s text:c="2"/>albums.artist_id = artists.id</text:p>
        <text:p text:style-name="Preformatted_20_Text">WHERE albums.year &gt; 1980;</text:p>
        <text:h text:style-name="P90" text:outline-level="3"><text:bookmark-start text:name="__RefHeading___Toc14397_703006447"/>BETWEEN<text:bookmark-end text:name="__RefHeading___Toc14397_703006447"/></text:h>
        <text:p text:style-name="P39"><text:span text:style-name="Source_20_Text">SELECT * FROM movies</text:span></text:p>
        <text:p text:style-name="P39"><text:span text:style-name="Source_20_Text">WHERE name </text:span><text:span text:style-name="Source_20_Text"><text:span text:style-name="T16">BETWEEN 'A' AND 'J';</text:span></text:span></text:p>
        <text:p text:style-name="P60">only include movies with names that begin with letters "A" up to but not including "J". </text:p>
        <text:h text:style-name="P76" text:outline-level="2"><text:bookmark-start text:name="__RefHeading___Toc14130_1937033018"/><text:soft-page-break/>INSERT<text:bookmark-end text:name="__RefHeading___Toc14130_1937033018"/></text:h>
        <table:table table:name="Table14" table:style-name="Table14">
          <table:table-column table:style-name="Table14.A"/>
          <table:table-row>
            <table:table-cell table:style-name="Table14.A1" office:value-type="string">
              <text:p text:style-name="P38">INSERT INTO table_name (column_1,</text:p>
              <text:p text:style-name="P37"><text:s/>column_2, column_3) </text:p>
              <text:p text:style-name="P38"><text:span text:style-name="Source_20_Text">VALUES (value_1, 'value_2', value_3);</text:span></text:p>
            </table:table-cell>
          </table:table-row>
          <table:table-row>
            <table:table-cell table:style-name="Table14.A2" office:value-type="string">
              <text:p text:style-name="P59"><text:span text:style-name="Source_20_Text">INSERT</text:span> statements are used to add a new row</text:p>
            </table:table-cell>
          </table:table-row>
          <table:table-row>
            <table:table-cell table:style-name="Table14.A3" office:value-type="string">
              <text:p text:style-name="P59">You can omit the list of columns if the data passed after VALUES is in the correct order:</text:p>
            </table:table-cell>
          </table:table-row>
          <table:table-row>
            <table:table-cell table:style-name="Table14.A1" office:value-type="string">
              <text:p text:style-name="P38">INSERT INTO people VALUES (<text:span text:style-name="T34">1, "</text:span>Chris Scott", 25, "Male", "Technician");</text:p>
            </table:table-cell>
          </table:table-row>
          <table:table-row>
            <table:table-cell table:style-name="Table14.A1" office:value-type="string">
              <text:p text:style-name="P62"><text:span text:style-name="T32">but </text:span>it’s safer and more convenient if</text:p>
              <text:p text:style-name="P62">you specify the columns beforehand</text:p>
            </table:table-cell>
          </table:table-row>
          <table:table-row>
            <table:table-cell table:style-name="Table14.A1" office:value-type="string">
              <text:p text:style-name="Standard">Columns that don’t have any data specified for them will be filled in automatically with</text:p>
              <text:p text:style-name="Standard">the defaults specified in the CREATE TABLE statement for that table</text:p>
            </table:table-cell>
          </table:table-row>
        </table:table>
        <text:h text:style-name="P71" text:outline-level="2"><text:bookmark-start text:name="__RefHeading___Toc14300_579920525"/>GROUP BY<text:bookmark-end text:name="__RefHeading___Toc14300_579920525"/></text:h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35"><text:span text:style-name="Source_20_Text">SELECT COUNT(*)</text:span></text:p>
              <text:p text:style-name="P35"><text:span text:style-name="Source_20_Text">FROM table_name</text:span></text:p>
              <text:p text:style-name="P35">GROUP BY column_name;</text:p>
            </table:table-cell>
            <table:table-cell table:style-name="Table6.B1" office:value-type="string">
              <text:p text:style-name="P20">sintax</text:p>
            </table:table-cell>
          </table:table-row>
          <table:table-row>
            <table:table-cell table:style-name="Table6.A2" office:value-type="string">
              <text:p text:style-name="P35">SELECT price, COUNT(*)</text:p>
              <text:p text:style-name="P35">FROM fake_apps</text:p>
              <text:p text:style-name="P35">GROUP BY price;</text:p>
            </table:table-cell>
            <table:table-cell table:style-name="Table6.B2" office:value-type="string">
              <text:p text:style-name="P20">example</text:p>
            </table:table-cell>
          </table:table-row>
          <table:table-row>
            <table:table-cell table:style-name="Table6.A2" office:value-type="string">
              <text:p text:style-name="P51">SELECT continent, COUNT(name)</text:p>
              <text:p text:style-name="P51"><text:s text:c="2"/>FROM world</text:p>
              <text:p text:style-name="P51"><text:s/>GROUP BY continent</text:p>
            </table:table-cell>
            <table:table-cell table:style-name="Table6.B2" office:value-type="string">
              <text:p text:style-name="P61">show how many countries</text:p>
            </table:table-cell>
          </table:table-row>
        </table:table>
        <text:p text:style-name="P35"><text:span text:style-name="Source_20_Text"/></text:p>
        <text:p text:style-name="P10">only used with aggregate functions. It is used in collaboration with the <text:span text:style-name="Source_20_Text">SELECT</text:span> statement to arrange identical data into groups.</text:p>
        <text:h text:style-name="P83" text:outline-level="2"/>
        <text:h text:style-name="P86" text:outline-level="2"><text:bookmark-start text:name="__RefHeading___Toc14132_1937033018"/>LIKE<text:bookmark-end text:name="__RefHeading___Toc14132_1937033018"/></text:h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41"><text:span text:style-name="Source_20_Text">SELECT column_name(s)</text:span></text:p>
              <text:p text:style-name="P41"><text:span text:style-name="Source_20_Text">FROM table_name</text:span></text:p>
              <text:p text:style-name="Preformatted_20_Text"><text:span text:style-name="Source_20_Text">WHERE column_name LIKE pattern;</text:span></text:p>
            </table:table-cell>
          </table:table-row>
        </table:table>
        <text:p text:style-name="Text_20_body">can be a useful operator when you want to compare similar values. </text:p>
        <text:p text:style-name="Preformatted_20_Text"><text:span text:style-name="Source_20_Text">SELECT * FROM movies</text:span></text:p>
        <text:p text:style-name="Preformatted_20_Text"><text:span text:style-name="Source_20_Text">WHERE name </text:span><text:span text:style-name="Source_20_Text"><text:span text:style-name="T16">LIKE 'Se_en'</text:span></text:span><text:span text:style-name="Source_20_Text">;</text:span></text:p>
        <text:h text:style-name="Heading_20_3" text:outline-level="3"><text:bookmark-start text:name="__RefHeading___Toc787_2075352930"/><text:span text:style-name="Source_20_Text">_ </text:span><text:span text:style-name="Source_20_Text"><text:span text:style-name="T20">underscore</text:span></text:span><text:bookmark-end text:name="__RefHeading___Toc787_2075352930"/></text:h>
        <text:p text:style-name="Standard">means you can substitute any individual character without breaking the pattern. </text:p>
        <text:h text:style-name="Heading_20_3" text:outline-level="3"><text:bookmark-start text:name="__RefHeading___Toc789_2075352930"/><text:span text:style-name="Source_20_Text">% </text:span><text:span text:style-name="Source_20_Text"><text:span text:style-name="T20">percent</text:span></text:span><text:bookmark-end text:name="__RefHeading___Toc789_2075352930"/></text:h>
        <text:p text:style-name="Standard">is a wildcard character that matches zero or more missing letters in the pattern.</text:p>
        <text:p text:style-name="Standard"><text:span text:style-name="Source_20_Text"><text:span text:style-name="T22">A%</text:span></text:span><text:span text:style-name="Source_20_Text"><text:span text:style-name="T21"> </text:span></text:span>matches all movies that <text:span text:style-name="T16">begin</text:span> with "<text:span text:style-name="Source_20_Text"><text:span text:style-name="T21">A</text:span></text:span>" </text:p>
        <text:p text:style-name="P65"><text:span text:style-name="Source_20_Text"><text:span text:style-name="T22">%a</text:span></text:span><text:span text:style-name="Source_20_Text"><text:span text:style-name="T21"> </text:span></text:span>matches all movies that <text:span text:style-name="T16">end</text:span> with "<text:span text:style-name="Source_20_Text"><text:span text:style-name="T21">a</text:span></text:span>" </text:p>
        <table:table table:name="Table17" table:style-name="Table17">
          <table:table-column table:style-name="Table17.A"/>
          <table:table-row>
            <table:table-cell table:style-name="Table17.A1" office:value-type="string">
              <text:p text:style-name="P41"><text:span text:style-name="Source_20_Text">SELECT * FROM movies </text:span></text:p>
              <text:p text:style-name="P41"><text:span text:style-name="Source_20_Text">WHERE name LIKE '%man%';</text:span></text:p>
            </table:table-cell>
          </table:table-row>
        </table:table>
        <text:p text:style-name="Standard">You can use % <text:span text:style-name="T16">both before and after</text:span> a pattern. </text:p>
        <text:h text:style-name="P91" text:outline-level="3"><text:bookmark-start text:name="__RefHeading___Toc10502_1592907931"/>concat<text:bookmark-end text:name="__RefHeading___Toc10502_1592907931"/></text:h>
        <text:p text:style-name="Preformatted_20_Text">concat(name,'%City%')<text:span text:style-name="T37"> </text:span><text:span text:style-name="T29">(</text:span><text:span text:style-name="T28">Mexico City</text:span><text:span text:style-name="T29">, etc)</text:span></text:p>
        <text:h text:style-name="Heading_20_2" text:outline-level="2"><text:bookmark-start text:name="__RefHeading___Toc14134_1937033018"/>LIMIT<text:bookmark-end text:name="__RefHeading___Toc14134_1937033018"/></text:h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reformatted_20_Text">SELECT column_name(s)</text:p>
              <text:p text:style-name="Preformatted_20_Text">FROM table_name</text:p>
              <text:p text:style-name="P23">LIMIT number;</text:p>
            </table:table-cell>
            <table:table-cell table:style-name="Table2.B1" office:value-type="string">
              <text:p text:style-name="P16">sintax</text:p>
            </table:table-cell>
          </table:table-row>
          <table:table-row>
            <table:table-cell table:style-name="Table2.A2" office:value-type="string">
              <text:p text:style-name="P22">SELECT * FROM movies</text:p>
              <text:p text:style-name="P22">ORDER BY imdb_rating ASC</text:p>
              <text:p text:style-name="P24">LIMIT 3;</text:p>
            </table:table-cell>
            <table:table-cell table:style-name="Table2.B2" office:value-type="string">
              <text:p text:style-name="P16">example</text:p>
            </table:table-cell>
          </table:table-row>
        </table:table>
        <text:p text:style-name="Standard">lets you specify the maximum number of rows the result set will have. <text:span text:style-name="T30">(o limit(1))</text:span></text:p>
        <text:h text:style-name="P73" text:outline-level="2"><text:bookmark-start text:name="__RefHeading___Toc14399_703006447"/>NULL<text:bookmark-end text:name="__RefHeading___Toc14399_703006447"/></text:h>
        <text:p text:style-name="P41">SELECT * FROM family_members</text:p>
        <text:p text:style-name="P41">WHERE favorite_book IS NOT <text:span text:style-name="T16">NULL</text:span>;</text:p>
        <text:h text:style-name="P72" text:outline-level="2"><text:bookmark-start text:name="__RefHeading___Toc14142_1937033018"/>ORDER BY<text:bookmark-end text:name="__RefHeading___Toc14142_1937033018"/></text:h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P41"><text:span text:style-name="Source_20_Text">SELECT column_name</text:span></text:p>
              <text:p text:style-name="P41"><text:span text:style-name="Source_20_Text">FROM table_name</text:span></text:p>
              <text:p text:style-name="P42"><text:span text:style-name="T16">ORDER BY</text:span> column_name <text:span text:style-name="T16">ASC|DESC;</text:span></text:p>
            </table:table-cell>
            <table:table-cell table:style-name="Table3.B1" office:value-type="string">
              <text:p text:style-name="P21">sintax</text:p>
            </table:table-cell>
          </table:table-row>
          <table:table-row>
            <table:table-cell table:style-name="Table3.A2" office:value-type="string">
              <text:p text:style-name="P41">SELECT * FROM movies</text:p>
              <text:p text:style-name="P41"><text:span text:style-name="T16">ORDER B</text:span><text:span text:style-name="T17">Y</text:span> imdb_rating <text:span text:style-name="T16">DESC</text:span>;</text:p>
            </table:table-cell>
            <table:table-cell table:style-name="Table3.B2" office:value-type="string">
              <text:p text:style-name="P21">example</text:p>
            </table:table-cell>
          </table:table-row>
        </table:table>
        <text:p text:style-name="P64">indicates you want to sort the result set by a particular column either alphabetic or numerical</text:p>
        <text:h text:style-name="P78" text:outline-level="2"><text:bookmark-start text:name="__RefHeading___Toc14401_703006447"/><text:soft-page-break/>SELECT<text:bookmark-end text:name="__RefHeading___Toc14401_703006447"/></text:h>
        <text:p text:style-name="P41"><text:span text:style-name="Source_20_Text">SELECT column_name FROM table_name;</text:span></text:p>
        <table:table table:name="Table15" table:style-name="Table15">
          <table:table-column table:style-name="Table15.A"/>
          <table:table-column table:style-name="Table15.B"/>
          <table:table-row>
            <table:table-cell table:style-name="Table15.A1" office:value-type="string">
              <text:p text:style-name="P64"><text:span text:style-name="Source_20_Text">SELECT</text:span> statements are used to fetch data from a database. Every query will begin with SELECT.</text:p>
            </table:table-cell>
            <table:table-cell table:style-name="Table15.B1" office:value-type="string">
              <text:p text:style-name="P64"><text:span text:style-name="Source_20_Text">SELECT</text:span> statements always return a new table called the <text:span text:style-name="Emphasis">result set</text:span>. <text:s/></text:p>
            </table:table-cell>
          </table:table-row>
        </table:table>
        <text:h text:style-name="P92" text:outline-level="3"><text:bookmark-start text:name="__RefHeading___Toc1125_244296874"/>to query multiple tables <text:bookmark-end text:name="__RefHeading___Toc1125_244296874"/></text:h>
        <text:p text:style-name="P41"><text:span text:style-name="Source_20_Text">SELECT </text:span><text:span text:style-name="Source_20_Text"><text:span text:style-name="T16">albums</text:span></text:span><text:span text:style-name="Source_20_Text">.name, </text:span><text:span text:style-name="Source_20_Text"><text:span text:style-name="T26">artists</text:span></text:span><text:span text:style-name="Source_20_Text">.name </text:span></text:p>
        <text:p text:style-name="P41"><text:span text:style-name="Source_20_Text"><text:s text:c="2"/>FROM </text:span><text:span text:style-name="Source_20_Text"><text:span text:style-name="T16">albums</text:span></text:span><text:span text:style-name="Source_20_Text">, <text:tab/> <text:s/></text:span><text:span text:style-name="Source_20_Text"><text:span text:style-name="T26">artists;</text:span></text:span></text:p>
        <text:h text:style-name="P72" text:outline-level="2"><text:bookmark-start text:name="__RefHeading___Toc14150_1937033018"/>SELECT DISTINCT<text:bookmark-end text:name="__RefHeading___Toc14150_1937033018"/></text:h>
        <table:table table:name="Table19" table:style-name="Table19">
          <table:table-column table:style-name="Table19.A"/>
          <table:table-column table:style-name="Table19.B"/>
          <table:table-row>
            <table:table-cell table:style-name="Table19.A1" office:value-type="string">
              <text:p text:style-name="P41">SELECT DISTINCT column_name </text:p>
              <text:p text:style-name="P13">FROM table_name;</text:p>
            </table:table-cell>
            <table:table-cell table:style-name="Table19.B1" office:value-type="string">
              <text:p text:style-name="P11">is used to return unique values in the result set. It filters out all duplicate values </text:p>
            </table:table-cell>
          </table:table-row>
        </table:table>
        <text:h text:style-name="Heading_20_2" text:outline-level="2"><text:bookmark-start text:name="__RefHeading___Toc14136_1937033018"/>MAX<text:bookmark-end text:name="__RefHeading___Toc14136_1937033018"/></text:h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Preformatted_20_Text">SELECT MAX(column_name)</text:p>
              <text:p text:style-name="Preformatted_20_Text">FROM table_name;</text:p>
            </table:table-cell>
            <table:table-cell table:style-name="Table8.B1" office:value-type="string">
              <text:p text:style-name="Preformatted_20_Text">sintax</text:p>
            </table:table-cell>
          </table:table-row>
          <table:table-row>
            <table:table-cell table:style-name="Table8.A2" office:value-type="string">
              <text:p text:style-name="P27">SELECT MAX(downloads) </text:p>
              <text:p text:style-name="P27">FROM fake_apps;</text:p>
            </table:table-cell>
            <table:table-cell table:style-name="Table8.B2" office:value-type="string">
              <text:p text:style-name="Preformatted_20_Text">example</text:p>
            </table:table-cell>
          </table:table-row>
        </table:table>
        <text:p text:style-name="Standard">takes the name of a column as an argument and returns the largest value in that column.</text:p>
        <text:p text:style-name="Preformatted_20_Text">SELECT name, category, MAX(downloads)</text:p>
        <text:p text:style-name="Preformatted_20_Text">FROM fake_apps GROUP BY category;</text:p>
        <text:h text:style-name="Heading_20_2" text:outline-level="2"><text:bookmark-start text:name="__RefHeading___Toc14138_1937033018"/>MIN<text:bookmark-end text:name="__RefHeading___Toc14138_1937033018"/></text:h>
        <text:p text:style-name="Preformatted_20_Text"><text:span text:style-name="Source_20_Text">SELECT </text:span><text:span text:style-name="Source_20_Text"><text:span text:style-name="T16">MIN</text:span></text:span><text:span text:style-name="Source_20_Text">(column_name)</text:span></text:p>
        <text:p text:style-name="Preformatted_20_Text"><text:span text:style-name="Source_20_Text">FROM table_name;</text:span></text:p>
        <text:p text:style-name="Standard"><text:span text:style-name="Source_20_Text">MIN()</text:span> is a function that takes the name of a column as an argument and returns the smallest value in that column.</text:p>
        <text:h text:style-name="Heading_20_2" text:outline-level="2"><text:bookmark-start text:name="__RefHeading___Toc14146_1937033018"/>ROUND<text:bookmark-end text:name="__RefHeading___Toc14146_1937033018"/></text:h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Preformatted_20_Text">SELECT <text:span text:style-name="T16">ROUND</text:span>(column_name,in<text:span text:style-name="T24">t</text:span>)</text:p>
              <text:p text:style-name="Preformatted_20_Text">FROM table_name;</text:p>
            </table:table-cell>
            <table:table-cell table:style-name="Table9.B1" office:value-type="string">
              <text:p text:style-name="P19">sintax</text:p>
            </table:table-cell>
          </table:table-row>
          <table:table-row>
            <table:table-cell table:style-name="Table9.A2" office:value-type="string">
              <text:p text:style-name="Preformatted_20_Text">SELECT price, <text:span text:style-name="T16">ROUND</text:span>(AVG(downloads),2)</text:p>
            </table:table-cell>
            <table:table-cell table:style-name="Table9.B2" office:value-type="string">
              <text:p text:style-name="P19">example</text:p>
            </table:table-cell>
          </table:table-row>
        </table:table>
        <text:p text:style-name="P28"><text:span text:style-name="Source_20_Text"/></text:p>
        <text:p text:style-name="Standard">takes a column name and an integer as an argument. </text:p>
        <text:p text:style-name="Standard">It rounds the values in the column to the number of decimal places specified by the integer.</text:p>
        <text:h text:style-name="Heading_20_2" text:outline-level="2"><text:bookmark-start text:name="__RefHeading___Toc14152_1937033018"/>SUM<text:bookmark-end text:name="__RefHeading___Toc14152_1937033018"/></text:h>
        <table:table table:name="Table7" table:style-name="Table7">
          <table:table-column table:style-name="Table7.A"/>
          <table:table-column table:style-name="Table7.B"/>
          <table:table-row>
            <table:table-cell table:style-name="Table7.A1" office:value-type="string">
              <text:p text:style-name="P26"><text:span text:style-name="Source_20_Text">SELECT </text:span><text:span text:style-name="Source_20_Text"><text:span text:style-name="T16">SUM</text:span></text:span><text:span text:style-name="Source_20_Text">(column_name)</text:span></text:p>
              <text:p text:style-name="Preformatted_20_Text">FROM table_name;</text:p>
            </table:table-cell>
            <table:table-cell table:style-name="Table7.B1" office:value-type="string">
              <text:p text:style-name="P18">sintax</text:p>
            </table:table-cell>
          </table:table-row>
          <table:table-row table:style-name="Table7.2">
            <table:table-cell table:style-name="Table7.A2" office:value-type="string">
              <text:p text:style-name="P26">SELECT <text:span text:style-name="T16">SUM</text:span>(downloads)</text:p>
              <text:p text:style-name="P26">FROM fake_apps;</text:p>
            </table:table-cell>
            <table:table-cell table:style-name="Table7.B2" office:value-type="string">
              <text:p text:style-name="P18">example</text:p>
            </table:table-cell>
          </table:table-row>
        </table:table>
        <text:p text:style-name="Text_20_body">takes the name of a column as an argument and returns the sum of all the values in that column.</text:p>
        <text:h text:style-name="Heading_20_2" text:outline-level="2"><text:bookmark-start text:name="__RefHeading___Toc14154_1937033018"/>UPDATE<text:bookmark-end text:name="__RefHeading___Toc14154_1937033018"/></text:h>
        <table:table table:name="Table20" table:style-name="Table20">
          <table:table-column table:style-name="Table20.A"/>
          <table:table-row>
            <table:table-cell table:style-name="Table20.A1" office:value-type="string">
              <text:p text:style-name="P45"><text:span text:style-name="Source_20_Text"><text:span text:style-name="T16">UPDATE</text:span></text:span><text:span text:style-name="Source_20_Text"> table_name</text:span></text:p>
              <text:p text:style-name="P45"><text:span text:style-name="Source_20_Text"><text:span text:style-name="T16">SET</text:span></text:span><text:span text:style-name="Source_20_Text"> some_column = some_value</text:span></text:p>
              <text:p text:style-name="Preformatted_20_Text"><text:span text:style-name="Source_20_Text">WHERE some_column = some_value;</text:span></text:p>
            </table:table-cell>
          </table:table-row>
          <table:table-row>
            <table:table-cell table:style-name="Table20.A2" office:value-type="string">
              <text:p text:style-name="P44"><text:span text:style-name="T16">UPDATE</text:span> people <text:span text:style-name="T16">SET</text:span> name = "Christopher" WHERE name = "Chris";</text:p>
            </table:table-cell>
          </table:table-row>
        </table:table>
        <text:p text:style-name="Standard"><text:span text:style-name="Source_20_Text"><text:span text:style-name="T23">UPDATE</text:span></text:span> stat<text:span text:style-name="T33">e</text:span>ments allow you to edit rows </text:p>
        <text:h text:style-name="P74" text:outline-level="2"><text:bookmark-start text:name="__RefHeading___Toc14156_1937033018"/>WHERE<text:bookmark-end text:name="__RefHeading___Toc14156_1937033018"/></text:h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43"><text:span text:style-name="Source_20_Text">SELECT column_name(s)</text:span></text:p>
              <text:p text:style-name="P43"><text:span text:style-name="Source_20_Text">FROM table_name</text:span></text:p>
              <text:p text:style-name="Preformatted_20_Text"><text:span text:style-name="Source_20_Text"><text:span text:style-name="T16">WHERE</text:span></text:span><text:span text:style-name="Source_20_Text"> column_name operator value;</text:span></text:p>
            </table:table-cell>
          </table:table-row>
        </table:table>
        <text:p text:style-name="Standard"><text:span text:style-name="Source_20_Text"><text:span text:style-name="T23">WHERE</text:span></text:span> is a clause that indicates you want to filter the result set to include only rows where the following <text:span text:style-name="Emphasis">condition</text:span> is true.</text:p>
        <text:p text:style-name="Standard">Common operators used with <text:span text:style-name="Source_20_Text"><text:span text:style-name="T23">WHERE</text:span></text:span> <text:s/>are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office:value-type="string">
              <text:p text:style-name="P8">= <text:s/>!= <text:s/>&gt; <text:s/>&lt; <text:s/>&gt;= <text:s/>&lt;=</text:p>
            </table:table-cell>
            <table:table-cell table:style-name="Table12.B1" office:value-type="string">
              <text:p text:style-name="Preformatted_20_Text">SELECT COUNT(*) <text:s text:c="4"/><text:span text:style-name="T27">example</text:span></text:p>
              <text:p text:style-name="Preformatted_20_Text">FROM friends_of_pickles</text:p>
              <text:p text:style-name="Preformatted_20_Text">WHERE species = 'dog';</text:p>
            </table:table-cell>
          </table:table-row>
        </table:table>
        <text:h text:style-name="Heading_20_3" text:outline-level="3"><text:bookmark-start text:name="__RefHeading___Toc10504_1592907931"/>HAVING<text:bookmark-end text:name="__RefHeading___Toc10504_1592907931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office:value-type="string">
              <text:p text:style-name="P52">HAVING</text:p>
            </table:table-cell>
            <table:table-cell table:style-name="Table27.B1" office:value-type="string">
              <text:p text:style-name="P52">WHERE</text:p>
            </table:table-cell>
          </table:table-row>
          <table:table-row>
            <table:table-cell table:style-name="Table27.A2" office:value-type="string">
              <text:p text:style-name="P68">used to check conditions after the aggregation takes place</text:p>
            </table:table-cell>
            <table:table-cell table:style-name="Table27.B2" office:value-type="string">
              <text:p text:style-name="P68">used before the aggregation takes place</text:p>
            </table:table-cell>
          </table:table-row>
        </table:table>
        <text:h text:style-name="P85" text:outline-level="2"><text:bookmark-start text:name="__RefHeading___Toc10506_1592907931"/>REPLACE<text:bookmark-end text:name="__RefHeading___Toc10506_1592907931"/></text:h>
        <text:p text:style-name="P97">SELECT name, <text:span text:style-name="T16">REPLACE</text:span>(capital,name,'') FROM world WHERE capital LIKE concat(name, '_%')</text:p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81">name</text:p>
            </table:table-cell>
            <table:table-cell table:style-name="Table25.B1" office:value-type="string">
              <text:p text:style-name="P81">REPLACE(capit<text:span text:style-name="T38">al)</text:span></text:p>
            </table:table-cell>
          </table:table-row>
          <table:table-row>
            <table:table-cell table:style-name="Table25.A2" office:value-type="string">
              <text:p text:style-name="P82">Monaco</text:p>
            </table:table-cell>
            <table:table-cell table:style-name="Table25.B2" office:value-type="string">
              <text:p text:style-name="P82">-Ville</text:p>
            </table:table-cell>
          </table:table-row>
          <table:table-row>
            <table:table-cell table:style-name="Table25.A2" office:value-type="string">
              <text:p text:style-name="P82">Mexico</text:p>
            </table:table-cell>
            <table:table-cell table:style-name="Table25.B2" office:value-type="string">
              <text:p text:style-name="P82">City</text:p>
            </table:table-cell>
          </table:table-row>
        </table:table>
        <text:h text:style-name="P96" text:outline-level="3"/>
        <text:h text:style-name="P94" text:outline-level="3"><text:bookmark-start text:name="__RefHeading___Toc1236_1138191989"/>IN<text:bookmark-end text:name="__RefHeading___Toc1236_1138191989"/></text:h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3">SELECT * FROM friends_of_pickles </text:p>
              <text:p text:style-name="P43">WHERE species <text:span text:style-name="T16">IN</text:span> ('cat', 'human');</text:p>
            </table:table-cell>
          </table:table-row>
        </table:table>
        <text:p text:style-name="P6">would return the <text:span text:style-name="Strong_20_Emphasis"><text:span text:style-name="T2">friends_of_pickles</text:span></text:span> that are <text:span text:style-name="T16">either</text:span> a cat or a human. </text:p>
        <text:p text:style-name="Text_20_body">To find rows that are not in a list, use<text:span text:style-name="T16"> </text:span><text:span text:style-name="Source_20_Text"><text:span text:style-name="T16">NOT IN</text:span></text:span> </text:p>
        <text:p text:style-name="P67">you can use parenthesis to group many <text:span text:style-name="T13">WHERE</text:span></text:p>
        <text:p text:style-name="P49">WHERE (product &gt; 3 AND category = 75)</text:p>
        <text:p text:style-name="P49"/>
        <text:p text:style-name="Standard">the <text:span text:style-name="T15">population</text:span> is larger than that of 'Russia'. </text:p>
        <table:table table:name="Table26" table:style-name="Table26">
          <table:table-column table:style-name="Table26.A"/>
          <table:table-row>
            <table:table-cell table:style-name="Table26.A1" office:value-type="string">
              <text:p text:style-name="P50">SELECT name FROM world</text:p>
              <text:p text:style-name="P50"><text:s text:c="2"/>WHERE population &gt;</text:p>
              <text:p text:style-name="P50"><text:s text:c="5"/>(SELECT population FROM world</text:p>
              <text:p text:style-name="P14"><text:s text:c="6"/>WHERE name='Russia')</text:p>
            </table:table-cell>
          </table:table-row>
        </table:table>
        <text:p text:style-name="P49"/>
        <text:p text:style-name="P49"/>
        <text:p text:style-name="P50"/>
        <text:h text:style-name="P84" text:outline-level="2"/>
        <text:h text:style-name="P79" text:outline-level="1"><text:bookmark-start text:name="__RefHeading___Toc14403_703006447"/>inside ruby<text:bookmark-end text:name="__RefHeading___Toc14403_703006447"/></text:h>
        <table:table table:name="Table23" table:style-name="Table23">
          <table:table-column table:style-name="Table23.A"/>
          <table:table-row>
            <table:table-cell table:style-name="Table23.A1" office:value-type="string">
              <text:p text:style-name="Preformatted_20_Text">require 'rubygems'</text:p>
              <text:p text:style-name="P23">require 'sqlite3'</text:p>
              <text:p text:style-name="Preformatted_20_Text">$db = SQLite3::Database.new("dbfile")</text:p>
              <text:p text:style-name="Preformatted_20_Text">$db.results_as_hash = true <text:s text:c="2"/><text:span text:style-name="T35">#global var</text:span></text:p>
            </table:table-cell>
          </table:table-row>
          <table:table-row>
            <table:table-cell table:style-name="Table23.A2" office:value-type="string">
              <text:p text:style-name="P46">def <text:span text:style-name="T16">create_table</text:span></text:p>
              <text:p text:style-name="P46"><text:s text:c="2"/>puts "Creating people table"</text:p>
              <text:p text:style-name="P46"><text:s text:c="2"/>$db<text:span text:style-name="T16">.execute</text:span> %q{</text:p>
              <text:p text:style-name="P46"><text:s text:c="4"/><text:span text:style-name="T16">CREATE TABLE </text:span>people (</text:p>
              <text:p text:style-name="P46"><text:s text:c="4"/>id integer primary key,</text:p>
              <text:p text:style-name="P46"><text:s text:c="4"/>name varchar(50),</text:p>
              <text:p text:style-name="P46"><text:s text:c="4"/>job varchar(50),</text:p>
              <text:p text:style-name="P46"><text:s text:c="4"/>gender varchar(6),</text:p>
              <text:p text:style-name="P46"><text:s text:c="4"/>age integer)</text:p>
              <text:p text:style-name="P46"><text:s text:c="2"/>}</text:p>
              <text:p text:style-name="P46">end</text:p>
            </table:table-cell>
          </table:table-row>
          <table:table-row>
            <table:table-cell table:style-name="Table23.A2" office:value-type="string">
              <text:p text:style-name="P47">def <text:span text:style-name="T16">add_person</text:span></text:p>
              <text:p text:style-name="P47"><text:s text:c="2"/>puts "Enter name:"</text:p>
              <text:p text:style-name="P47"><text:s text:c="2"/>name <text:tab/> = gets.chomp</text:p>
              <text:p text:style-name="P47"><text:s text:c="2"/>puts "Enter job:"</text:p>
              <text:p text:style-name="P47"><text:s text:c="2"/>job <text:tab/> = gets.chomp</text:p>
              <text:p text:style-name="P47"><text:s text:c="2"/>puts "Enter gender:"</text:p>
              <text:p text:style-name="P47"><text:s text:c="2"/>gender = gets.chomp</text:p>
              <text:p text:style-name="P47"><text:s text:c="2"/>puts "Enter age:"</text:p>
              <text:p text:style-name="P47"><text:s text:c="2"/>age <text:tab/> = gets.chomp</text:p>
              <text:p text:style-name="P47"><text:s text:c="2"/>$db<text:span text:style-name="T16">.execute</text:span>("<text:span text:style-name="T16">INSERT INTO</text:span> people <text:s/></text:p>
              <text:p text:style-name="P47"><text:s text:c="2"/>(name, job, gender, age) <text:span text:style-name="T16">VALUES</text:span> </text:p>
              <text:p text:style-name="P47"><text:s text:c="2"/>(<text:span text:style-name="T16">?</text:span>, <text:span text:style-name="T16">?</text:span>, <text:span text:style-name="T16">?</text:span>, <text:span text:style-name="T16">?</text:span>)",name,job,gender,age)</text:p>
              <text:p text:style-name="P47">end</text:p>
            </table:table-cell>
          </table:table-row>
        </table:table>
        <text:p text:style-name="Standard">Ruby performs an automatic substitution from the other parameters passed to execute</text:p>
        <text:p text:style-name="Standard">into the <text:span text:style-name="T16">? placeholders</text:span>.</text:p>
        <text:p text:style-name="Standard">The reason is that if you interpolated the user’s input directly into the SQL, the user might type some SQL that could break your query.</text:p>
        <table:table table:name="Table24" table:style-name="Table24">
          <table:table-column table:style-name="Table24.A"/>
          <table:table-row>
            <table:table-cell table:style-name="Table24.A1" office:value-type="string">
              <text:p text:style-name="Preformatted_20_Text">def <text:span text:style-name="T16">find_person</text:span></text:p>
              <text:p text:style-name="Preformatted_20_Text"><text:s text:c="2"/>puts "Enter name or ID"</text:p>
              <text:p text:style-name="Preformatted_20_Text"><text:s text:c="2"/>id = gets.chomp</text:p>
              <text:p text:style-name="P48"><text:s text:c="2"/>person = $db.<text:span text:style-name="T16">execute</text:span>("<text:span text:style-name="T16">SELECT</text:span> * FROM </text:p>
              <text:p text:style-name="P48"><text:s text:c="5"/>people <text:span text:style-name="T16">WHERE</text:span> name = ? OR id = ?", </text:p>
              <text:p text:style-name="P48"><text:s text:c="5"/>id, id.to_i).first</text:p>
              <text:p text:style-name="Preformatted_20_Text"><text:s text:c="2"/>unless person</text:p>
              <text:p text:style-name="Preformatted_20_Text"><text:s text:c="4"/>puts "No result found"</text:p>
              <text:p text:style-name="Preformatted_20_Text"><text:s text:c="4"/>return</text:p>
              <text:p text:style-name="Preformatted_20_Text"><text:s text:c="2"/>end</text:p>
              <text:p text:style-name="Preformatted_20_Text"><text:s text:c="2"/>puts %Q{Name: #{person['name']}</text:p>
              <text:p text:style-name="Preformatted_20_Text"><text:tab/> <text:s text:c="4"/>Job: #{person['job']}</text:p>
              <text:p text:style-name="Preformatted_20_Text"><text:tab/> <text:s/>Gender: #{person['gender']}</text:p>
              <text:p text:style-name="Preformatted_20_Text"><text:s text:c="11"/>Age: #{person['age']}}</text:p>
              <text:p text:style-name="Preformatted_20_Text">end</text:p>
            </table:table-cell>
          </table:table-row>
        </table:table>
        <text:p text:style-name="P66"><text:span text:style-name="T36">The </text:span><text:span text:style-name="T14">$db.execute</text:span><text:span text:style-name="T36"> line cleverly checks both the name and id columns at the same time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zxx" fo:country="non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3.53mm" fo:margin-bottom="2.12mm" loext:contextual-spacing="false"/>
      <style:text-properties style:font-name="Liberation Sans1" fo:font-family="'Liberation Sans'" style:font-style-name="Bold" style:font-family-generic="swiss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size="10pt" fo:font-weight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size="10pt" fo:font-weight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3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  <style:text-properties fo:font-size="10pt" fo:font-style="italic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fo:font-size="10pt" fo:font-weight="bold" officeooo:paragraph-rsid="0046c0a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officeooo:rsid="02840d90"/>
    </style:style>
    <style:style style:name="MT2" style:family="text">
      <style:text-properties fo:font-weight="normal" style:font-weight-asian="normal" style:font-weight-complex="normal"/>
    </style:style>
    <style:style style:name="MT3" style:family="text">
      <style:text-properties style:font-name="Liberation Mono" fo:font-size="8pt" fo:font-weight="normal" style:font-weight-asian="normal" style:font-weight-complex="normal"/>
    </style:style>
    <style:style style:name="MT4" style:family="text">
      <style:text-properties style:font-name="Liberation Mono" fo:font-size="8pt" fo:font-weight="normal" officeooo:rsid="00d1b31b" style:font-weight-asian="normal" style:font-weight-complex="normal"/>
    </style:style>
    <style:style style:name="MT5" style:family="text">
      <style:text-properties style:font-name="Liberation Mono" fo:font-size="8pt" fo:font-weight="normal" officeooo:rsid="02a2f946" style:font-weight-asian="normal" style:font-weight-complex="normal"/>
    </style:style>
    <style:style style:name="MT6" style:family="text">
      <style:text-properties style:font-name="Liberation Mono" fo:font-size="8pt" fo:font-weight="normal" officeooo:rsid="02840d90" style:font-weight-asian="normal" style:font-weight-complex="normal"/>
    </style:style>
    <style:style style:name="MT7" style:family="text">
      <style:text-properties style:font-name="Liberation Mono" fo:font-size="8pt" style:text-underline-style="none" fo:font-weight="normal" officeooo:rsid="02d10955" style:font-weight-asian="normal" style:font-weight-complex="normal"/>
    </style:style>
    <style:style style:name="MT8" style:family="text">
      <style:text-properties style:font-name="Liberation Mono" fo:font-size="8pt" style:text-underline-style="none" fo:font-weight="normal" officeooo:rsid="031b7532" style:font-weight-asian="normal" style:font-weight-complex="normal"/>
    </style:style>
    <style:style style:name="MT9" style:family="text">
      <style:text-properties style:font-name="Liberation Mono" fo:font-size="8pt" fo:font-weight="normal" officeooo:rsid="010db811" style:font-weight-asian="normal" style:font-weight-complex="normal"/>
    </style:style>
    <style:style style:name="MT10" style:family="text">
      <style:text-properties style:font-name="Liberation Mono" fo:font-size="8pt" fo:font-weight="normal" officeooo:rsid="031ca7af" style:font-weight-asian="normal" style:font-weight-complex="normal"/>
    </style:style>
    <style:style style:name="MT11" style:family="text">
      <style:text-properties style:font-name="Liberation Mono" fo:font-weight="normal" style:font-weight-asian="normal" style:font-weight-complex="normal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6mm" fo:margin-left="0mm" fo:margin-right="0mm" fo:margin-top="4.99mm" fo:background-color="transparent" style:dynamic-spacing="true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fo:border="0.51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9.98mm" fo:margin-left="0mm" fo:margin-right="0mm" fo:margin-top="4.99mm" fo:background-color="transparent" style:dynamic-spacing="fals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0.06pt solid #000000" fo:padding="0.49mm" style:shadow="none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QL</text:span> Glossary<text:span text:style-name="MT2"> <text:s text:c="2"/><text:tab/><text:tab/><text:tab/></text:span><text:span text:style-name="MT3">v</text:span><text:span text:style-name="MT4">0.</text:span><text:span text:style-name="MT5">1</text:span><text:span text:style-name="MT6">.</text:span><text:span text:style-name="MT7">8.</text:span><text:span text:style-name="MT8">7</text:span><text:span text:style-name="MT9">(print</text:span><text:span text:style-name="MT10">1</text:span><text:span text:style-name="MT9">)</text:span><text:span text:style-name="MT2"><text:tab/></text:span><text:span text:style-name="MT11"><text:page-number text:select-page="current">6</text:page-number></text:span><text:span text:style-name="MT11">/</text:span><text:span text:style-name="MT11"><text:page-count>6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9T11:05:17.529000000</meta:creation-date>
    <dc:date>2017-03-26T23:20:09.494879970</dc:date>
    <meta:editing-duration>P34DT36M27S</meta:editing-duration>
    <meta:editing-cycles>723</meta:editing-cycles>
    <meta:generator>LibreOffice/5.3.1.2$Linux_X86_64 LibreOffice_project/30m0$Build-2</meta:generator>
    <meta:document-statistic meta:table-count="27" meta:image-count="0" meta:object-count="0" meta:page-count="6" meta:paragraph-count="359" meta:word-count="1697" meta:character-count="10263" meta:non-whitespace-character-count="8672"/>
  </office:meta>
</office:document-meta>
</file>